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8.49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7.5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7.721cm"/>
    </style:style>
    <style:style style:name="Таблица5.E" style:family="table-column">
      <style:table-column-properties style:column-width="3.521cm"/>
    </style:style>
    <style:style style:name="Таблица5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="none"/>
    </style:style>
    <style:style style:name="Таблица8.B16" style:family="table-cell">
      <style:table-cell-properties style:vertical-align="middle" fo:padding="0.097cm" fo:border="none"/>
    </style:style>
    <style:style style:name="Таблица8.C16" style:family="table-cell">
      <style:table-cell-properties style:vertical-align="middle" fo:padding="0.097cm" fo:border="none"/>
    </style:style>
    <style:style style:name="Таблица8.A17" style:family="table-cell">
      <style:table-cell-properties style:vertical-align="middle" fo:padding="0.097cm" fo:border="none"/>
    </style:style>
    <style:style style:name="Таблица8.B17" style:family="table-cell">
      <style:table-cell-properties style:vertical-align="middle" fo:padding="0.097cm" fo:border="none"/>
    </style:style>
    <style:style style:name="Таблица8.C17" style:family="table-cell">
      <style:table-cell-properties style:vertical-align="middle" fo:padding="0.097cm" fo:border="none"/>
    </style:style>
    <style:style style:name="Таблица8.A18" style:family="table-cell">
      <style:table-cell-properties style:vertical-align="middle" fo:padding="0.097cm" fo:border="none"/>
    </style:style>
    <style:style style:name="Таблица8.B18" style:family="table-cell">
      <style:table-cell-properties style:vertical-align="middle" fo:padding="0.097cm" fo:border="none"/>
    </style:style>
    <style:style style:name="Таблица8.C18" style:family="table-cell">
      <style:table-cell-properties style:vertical-align="middle" fo:padding="0.097cm" fo:border="none"/>
    </style:style>
    <style:style style:name="Таблица8.A19" style:family="table-cell">
      <style:table-cell-properties style:vertical-align="middle" fo:padding="0.097cm" fo:border="none"/>
    </style:style>
    <style:style style:name="Таблица8.B19" style:family="table-cell">
      <style:table-cell-properties style:vertical-align="middle" fo:padding="0.097cm" fo:border="none"/>
    </style:style>
    <style:style style:name="Таблица8.C19" style:family="table-cell">
      <style:table-cell-properties style:vertical-align="middle" fo:padding="0.097cm" fo:border="none"/>
    </style:style>
    <style:style style:name="Таблица8.A20" style:family="table-cell">
      <style:table-cell-properties style:vertical-align="middle" fo:padding="0.097cm" fo:border="none"/>
    </style:style>
    <style:style style:name="Таблица8.B20" style:family="table-cell">
      <style:table-cell-properties style:vertical-align="middle" fo:padding="0.097cm" fo:border="none"/>
    </style:style>
    <style:style style:name="Таблица8.C20" style:family="table-cell">
      <style:table-cell-properties style:vertical-align="middle" fo:padding="0.097cm" fo:border="none"/>
    </style:style>
    <style:style style:name="Таблица8.A21" style:family="table-cell">
      <style:table-cell-properties style:vertical-align="middle" fo:padding="0.097cm" fo:border="none"/>
    </style:style>
    <style:style style:name="Таблица8.B21" style:family="table-cell">
      <style:table-cell-properties style:vertical-align="middle" fo:padding="0.097cm" fo:border="none"/>
    </style:style>
    <style:style style:name="Таблица8.C21" style:family="table-cell">
      <style:table-cell-properties style:vertical-align="middle" fo:padding="0.097cm" fo:border="none"/>
    </style:style>
    <style:style style:name="Таблица8.A22" style:family="table-cell">
      <style:table-cell-properties style:vertical-align="middle" fo:padding="0.097cm" fo:border="none"/>
    </style:style>
    <style:style style:name="Таблица8.B22" style:family="table-cell">
      <style:table-cell-properties style:vertical-align="middle" fo:padding="0.097cm" fo:border="none"/>
    </style:style>
    <style:style style:name="Таблица8.C22" style:family="table-cell">
      <style:table-cell-properties style:vertical-align="middle" fo:padding="0.097cm" fo:border="none"/>
    </style:style>
    <style:style style:name="Таблица8.A23" style:family="table-cell">
      <style:table-cell-properties style:vertical-align="middle" fo:padding="0.097cm" fo:border="none"/>
    </style:style>
    <style:style style:name="Таблица8.B23" style:family="table-cell">
      <style:table-cell-properties style:vertical-align="middle" fo:padding="0.097cm" fo:border="none"/>
    </style:style>
    <style:style style:name="Таблица8.C23" style:family="table-cell">
      <style:table-cell-properties style:vertical-align="middle" fo:padding="0.097cm" fo:border="none"/>
    </style:style>
    <style:style style:name="Таблица8.A24" style:family="table-cell">
      <style:table-cell-properties style:vertical-align="middle" fo:padding="0.097cm" fo:border="none"/>
    </style:style>
    <style:style style:name="Таблица8.B24" style:family="table-cell">
      <style:table-cell-properties style:vertical-align="middle" fo:padding="0.097cm" fo:border="none"/>
    </style:style>
    <style:style style:name="Таблица8.C24" style:family="table-cell">
      <style:table-cell-properties style:vertical-align="middle" fo:padding="0.097cm" fo:border="none"/>
    </style:style>
    <style:style style:name="Таблица8.A25" style:family="table-cell">
      <style:table-cell-properties style:vertical-align="middle" fo:padding="0.097cm" fo:border="none"/>
    </style:style>
    <style:style style:name="Таблица8.B25" style:family="table-cell">
      <style:table-cell-properties style:vertical-align="middle" fo:padding="0.097cm" fo:border="none"/>
    </style:style>
    <style:style style:name="Таблица8.C25" style:family="table-cell">
      <style:table-cell-properties style:vertical-align="middle" fo:padding="0.097cm" fo:border="none"/>
    </style:style>
    <style:style style:name="Таблица8.A26" style:family="table-cell">
      <style:table-cell-properties style:vertical-align="middle" fo:padding="0.097cm" fo:border="none"/>
    </style:style>
    <style:style style:name="Таблица8.B26" style:family="table-cell">
      <style:table-cell-properties style:vertical-align="middle" fo:padding="0.097cm" fo:border="none"/>
    </style:style>
    <style:style style:name="Таблица8.C26" style:family="table-cell">
      <style:table-cell-properties style:vertical-align="middle" fo:padding="0.097cm" fo:border="none"/>
    </style:style>
    <style:style style:name="Таблица8.A27" style:family="table-cell">
      <style:table-cell-properties style:vertical-align="middle" fo:padding="0.097cm" fo:border="none"/>
    </style:style>
    <style:style style:name="Таблица8.B27" style:family="table-cell">
      <style:table-cell-properties style:vertical-align="middle" fo:padding="0.097cm" fo:border="none"/>
    </style:style>
    <style:style style:name="Таблица8.C27" style:family="table-cell">
      <style:table-cell-properties style:vertical-align="middle" fo:padding="0.097cm" fo:border="none"/>
    </style:style>
    <style:style style:name="Таблица8.A28" style:family="table-cell">
      <style:table-cell-properties style:vertical-align="middle" fo:padding="0.097cm" fo:border="none"/>
    </style:style>
    <style:style style:name="Таблица8.B28" style:family="table-cell">
      <style:table-cell-properties style:vertical-align="middle" fo:padding="0.097cm" fo:border="none"/>
    </style:style>
    <style:style style:name="Таблица8.C28" style:family="table-cell">
      <style:table-cell-properties style:vertical-align="middle" fo:padding="0.097cm" fo:border="none"/>
    </style:style>
    <style:style style:name="Таблица8.A29" style:family="table-cell">
      <style:table-cell-properties style:vertical-align="middle" fo:padding="0.097cm" fo:border="none"/>
    </style:style>
    <style:style style:name="Таблица8.B29" style:family="table-cell">
      <style:table-cell-properties style:vertical-align="middle" fo:padding="0.097cm" fo:border="none"/>
    </style:style>
    <style:style style:name="Таблица8.C29" style:family="table-cell">
      <style:table-cell-properties style:vertical-align="middle" fo:padding="0.097cm" fo:border="none"/>
    </style:style>
    <style:style style:name="Таблица8.A30" style:family="table-cell">
      <style:table-cell-properties style:vertical-align="middle" fo:padding="0.097cm" fo:border="none"/>
    </style:style>
    <style:style style:name="Таблица8.B30" style:family="table-cell">
      <style:table-cell-properties style:vertical-align="middle" fo:padding="0.097cm" fo:border="none"/>
    </style:style>
    <style:style style:name="Таблица8.C30" style:family="table-cell">
      <style:table-cell-properties style:vertical-align="middle" fo:padding="0.097cm" fo:border="none"/>
    </style:style>
    <style:style style:name="Таблица8.A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3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text-properties officeooo:rsid="0012546f" officeooo:paragraph-rsid="000e8cf3"/>
    </style:style>
    <style:style style:name="P8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9" style:family="paragraph" style:parent-style-name="Standard">
      <style:text-properties officeooo:rsid="0015a994" officeooo:paragraph-rsid="000e8cf3"/>
    </style:style>
    <style:style style:name="P10" style:family="paragraph" style:parent-style-name="Standard">
      <style:text-properties officeooo:rsid="0015a994" officeooo:paragraph-rsid="00470185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13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4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5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16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17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18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9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21" style:family="paragraph" style:parent-style-name="Standard">
      <style:text-properties officeooo:paragraph-rsid="000e8cf3"/>
    </style:style>
    <style:style style:name="P22" style:family="paragraph" style:parent-style-name="Standard">
      <style:text-properties officeooo:paragraph-rsid="002f3e25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51f92" officeooo:paragraph-rsid="00301f4d" style:font-weight-asian="bold" style:font-weight-complex="bold"/>
    </style:style>
    <style:style style:name="P24" style:family="paragraph" style:parent-style-name="Standard">
      <style:text-properties fo:font-weight="bold" officeooo:paragraph-rsid="00301f4d" style:font-weight-asian="bold" style:font-weight-complex="bold"/>
    </style:style>
    <style:style style:name="P25" style:family="paragraph" style:parent-style-name="Standard">
      <style:paragraph-properties fo:text-align="end" style:justify-single-word="false"/>
      <style:text-properties fo:font-size="15pt" fo:font-weight="bold" officeooo:rsid="001126b1" officeooo:paragraph-rsid="000e8cf3" style:font-size-asian="15pt" style:font-weight-asian="bold" style:font-name-complex="Courier New" style:font-size-complex="15pt" style:font-weight-complex="bold"/>
    </style:style>
    <style:style style:name="P26" style:family="paragraph" style:parent-style-name="Standard">
      <style:text-properties officeooo:paragraph-rsid="00374743"/>
    </style:style>
    <style:style style:name="P27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33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4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5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36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37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38" style:family="paragraph" style:parent-style-name="Table_20_Contents">
      <style:text-properties officeooo:rsid="003aaa39" officeooo:paragraph-rsid="000e8cf3"/>
    </style:style>
    <style:style style:name="P39" style:family="paragraph" style:parent-style-name="Table_20_Contents">
      <style:text-properties officeooo:rsid="003def52" officeooo:paragraph-rsid="000e8cf3"/>
    </style:style>
    <style:style style:name="P40" style:family="paragraph" style:parent-style-name="Table_20_Contents">
      <style:text-properties officeooo:rsid="003c2f28" officeooo:paragraph-rsid="000e8cf3"/>
    </style:style>
    <style:style style:name="P41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42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43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44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45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46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47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48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49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50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51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52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54" style:family="paragraph" style:parent-style-name="Table_20_Contents">
      <style:paragraph-properties fo:text-align="center" style:justify-single-word="false"/>
      <style:text-properties officeooo:rsid="0020eba2" officeooo:paragraph-rsid="0040e996"/>
    </style:style>
    <style:style style:name="P55" style:family="paragraph" style:parent-style-name="Table_20_Contents">
      <style:paragraph-properties fo:text-align="center" style:justify-single-word="false"/>
      <style:text-properties officeooo:rsid="0020eba2" officeooo:paragraph-rsid="0043ed76"/>
    </style:style>
    <style:style style:name="P56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57" style:family="paragraph" style:parent-style-name="Table_20_Contents">
      <style:text-properties officeooo:rsid="00245b85" officeooo:paragraph-rsid="000e8cf3"/>
    </style:style>
    <style:style style:name="P58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59" style:family="paragraph" style:parent-style-name="Table_20_Contents">
      <style:paragraph-properties fo:text-align="center" style:justify-single-word="false"/>
      <style:text-properties officeooo:rsid="0025c851" officeooo:paragraph-rsid="0043ed76"/>
    </style:style>
    <style:style style:name="P60" style:family="paragraph" style:parent-style-name="Table_20_Contents">
      <style:text-properties officeooo:rsid="0025c851" officeooo:paragraph-rsid="000e8cf3"/>
    </style:style>
    <style:style style:name="P61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62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P63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64" style:family="paragraph" style:parent-style-name="Table_20_Contents">
      <style:paragraph-properties fo:text-align="center" style:justify-single-word="false"/>
      <style:text-properties officeooo:rsid="0022fb9b" officeooo:paragraph-rsid="0043ed76"/>
    </style:style>
    <style:style style:name="P65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66" style:family="paragraph" style:parent-style-name="Table_20_Contents">
      <style:paragraph-properties fo:text-align="center" style:justify-single-word="false"/>
      <style:text-properties officeooo:rsid="002a1bf1" officeooo:paragraph-rsid="003e25e1"/>
    </style:style>
    <style:style style:name="P67" style:family="paragraph" style:parent-style-name="Table_20_Contents">
      <style:paragraph-properties fo:text-align="center" style:justify-single-word="false"/>
      <style:text-properties officeooo:rsid="002a1bf1" officeooo:paragraph-rsid="003fd7c4"/>
    </style:style>
    <style:style style:name="P68" style:family="paragraph" style:parent-style-name="Table_20_Contents">
      <style:paragraph-properties fo:text-align="center" style:justify-single-word="false"/>
      <style:text-properties officeooo:rsid="002a1bf1" officeooo:paragraph-rsid="0040e996"/>
    </style:style>
    <style:style style:name="P69" style:family="paragraph" style:parent-style-name="Table_20_Contents">
      <style:paragraph-properties fo:text-align="center" style:justify-single-word="false"/>
      <style:text-properties officeooo:rsid="002a1bf1" officeooo:paragraph-rsid="0043ed76"/>
    </style:style>
    <style:style style:name="P70" style:family="paragraph" style:parent-style-name="Table_20_Contents">
      <style:text-properties officeooo:rsid="002a1bf1" officeooo:paragraph-rsid="000e8cf3"/>
    </style:style>
    <style:style style:name="P71" style:family="paragraph" style:parent-style-name="Table_20_Contents">
      <style:text-properties officeooo:paragraph-rsid="000e8cf3"/>
    </style:style>
    <style:style style:name="P72" style:family="paragraph" style:parent-style-name="Table_20_Contents">
      <style:paragraph-properties fo:text-align="center" style:justify-single-word="false"/>
      <style:text-properties officeooo:rsid="0010c05d" officeooo:paragraph-rsid="0010c05d"/>
    </style:style>
    <style:style style:name="P73" style:family="paragraph" style:parent-style-name="Table_20_Contents">
      <style:text-properties officeooo:rsid="0010c05d" officeooo:paragraph-rsid="0010c05d"/>
    </style:style>
    <style:style style:name="P74" style:family="paragraph" style:parent-style-name="Table_20_Contents">
      <style:paragraph-properties fo:text-align="center" style:justify-single-word="false"/>
      <style:text-properties officeooo:rsid="0043ed76" officeooo:paragraph-rsid="0043ed76"/>
    </style:style>
    <style:style style:name="P75" style:family="paragraph" style:parent-style-name="Table_20_Contents">
      <style:text-properties officeooo:rsid="0043ed76" officeooo:paragraph-rsid="0043ed76"/>
    </style:style>
    <style:style style:name="P76" style:family="paragraph" style:parent-style-name="Table_20_Contents">
      <style:paragraph-properties fo:text-align="center" style:justify-single-word="false"/>
      <style:text-properties officeooo:rsid="003fd7c4" officeooo:paragraph-rsid="0040e996"/>
    </style:style>
    <style:style style:name="P77" style:family="paragraph" style:parent-style-name="Table_20_Contents">
      <style:paragraph-properties fo:text-align="center" style:justify-single-word="false"/>
      <style:text-properties officeooo:rsid="003fd7c4" officeooo:paragraph-rsid="003fd7c4"/>
    </style:style>
    <style:style style:name="P78" style:family="paragraph" style:parent-style-name="Table_20_Contents">
      <style:text-properties officeooo:rsid="003fd7c4" officeooo:paragraph-rsid="003fd7c4"/>
    </style:style>
    <style:style style:name="P79" style:family="paragraph" style:parent-style-name="Table_20_Contents">
      <style:text-properties officeooo:rsid="0040e996" officeooo:paragraph-rsid="0040e996"/>
    </style:style>
    <style:style style:name="P80" style:family="paragraph" style:parent-style-name="Table_20_Contents">
      <style:paragraph-properties fo:text-align="center" style:justify-single-word="false"/>
      <style:text-properties officeooo:rsid="003e25e1" officeooo:paragraph-rsid="003e25e1"/>
    </style:style>
    <style:style style:name="P81" style:family="paragraph" style:parent-style-name="Table_20_Contents">
      <style:text-properties officeooo:rsid="003e25e1" officeooo:paragraph-rsid="003e25e1"/>
    </style:style>
    <style:style style:name="P82" style:family="paragraph" style:parent-style-name="Footnote">
      <style:text-properties officeooo:rsid="0028b033" officeooo:paragraph-rsid="0028b033"/>
    </style:style>
    <style:style style:name="P83" style:family="paragraph" style:parent-style-name="Text_20_body">
      <style:text-properties officeooo:paragraph-rsid="0029524f"/>
    </style:style>
    <style:style style:name="P84" style:family="paragraph" style:parent-style-name="Text_20_body">
      <style:text-properties officeooo:paragraph-rsid="002f3e25"/>
    </style:style>
    <style:style style:name="P85" style:family="paragraph" style:parent-style-name="Standard">
      <style:text-properties officeooo:paragraph-rsid="0051022b"/>
    </style:style>
    <style:style style:name="P86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87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88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89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90" style:family="paragraph" style:parent-style-name="Heading_20_2">
      <style:text-properties officeooo:rsid="007b13f0" officeooo:paragraph-rsid="002f3e25"/>
    </style:style>
    <style:style style:name="P91" style:family="paragraph" style:parent-style-name="Heading_20_2">
      <style:text-properties officeooo:rsid="00374743" officeooo:paragraph-rsid="00374743"/>
    </style:style>
    <style:style style:name="P92" style:family="paragraph" style:parent-style-name="Heading_20_2">
      <style:text-properties officeooo:paragraph-rsid="000e8cf3"/>
    </style:style>
    <style:style style:name="P93" style:family="paragraph" style:parent-style-name="Heading_20_2">
      <style:text-properties officeooo:rsid="00623486" officeooo:paragraph-rsid="000e8cf3"/>
    </style:style>
    <style:style style:name="P94" style:family="paragraph" style:parent-style-name="Heading_20_2">
      <style:text-properties officeooo:rsid="007e3ff6" officeooo:paragraph-rsid="00301f4d"/>
    </style:style>
    <style:style style:name="P95" style:family="paragraph" style:parent-style-name="Heading_20_2">
      <style:text-properties officeooo:rsid="0029524f" officeooo:paragraph-rsid="0029524f"/>
    </style:style>
    <style:style style:name="P96" style:family="paragraph" style:parent-style-name="Heading_20_1">
      <style:text-properties officeooo:paragraph-rsid="000e8cf3"/>
    </style:style>
    <style:style style:name="P97" style:family="paragraph" style:parent-style-name="Heading_20_1">
      <style:text-properties officeooo:paragraph-rsid="002f3e25"/>
    </style:style>
    <style:style style:name="P98" style:family="paragraph" style:parent-style-name="Heading_20_1">
      <style:text-properties officeooo:paragraph-rsid="00301f4d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00ae00"/>
    </style:style>
    <style:style style:name="T10" style:family="text">
      <style:text-properties fo:color="#00ae00" officeooo:rsid="00473854"/>
    </style:style>
    <style:style style:name="T11" style:family="text">
      <style:text-properties officeooo:rsid="00473854"/>
    </style:style>
    <style:style style:name="T12" style:family="text">
      <style:text-properties officeooo:rsid="00461444"/>
    </style:style>
    <style:style style:name="T13" style:family="text">
      <style:text-properties officeooo:rsid="00465441"/>
    </style:style>
    <style:style style:name="T14" style:family="text">
      <style:text-properties officeooo:rsid="0049dc04" style:font-name-complex="Arial2"/>
    </style:style>
    <style:style style:name="T15" style:family="text">
      <style:text-properties officeooo:rsid="0049dc04" style:font-name-complex="Times New Roman1"/>
    </style:style>
    <style:style style:name="T16" style:family="text">
      <style:text-properties officeooo:rsid="004dbeee" style:font-name-complex="Times New Roman1"/>
    </style:style>
    <style:style style:name="T17" style:family="text">
      <style:text-properties officeooo:rsid="004a82ba"/>
    </style:style>
    <style:style style:name="T18" style:family="text">
      <style:text-properties officeooo:rsid="004be36f"/>
    </style:style>
    <style:style style:name="T19" style:family="text">
      <style:text-properties officeooo:rsid="004dbeee"/>
    </style:style>
    <style:style style:name="T20" style:family="text">
      <style:text-properties officeooo:rsid="0012546f"/>
    </style:style>
    <style:style style:name="T21" style:family="text">
      <style:text-properties officeooo:rsid="001995bf"/>
    </style:style>
    <style:style style:name="T22" style:family="text">
      <style:text-properties officeooo:rsid="001a0416"/>
    </style:style>
    <style:style style:name="T23" style:family="text">
      <style:text-properties officeooo:rsid="0031c152"/>
    </style:style>
    <style:style style:name="T24" style:family="text">
      <style:text-properties officeooo:rsid="00324376"/>
    </style:style>
    <style:style style:name="T25" style:family="text">
      <style:text-properties fo:font-weight="normal" officeooo:rsid="001f9d33" style:font-weight-asian="normal" style:font-weight-complex="normal"/>
    </style:style>
    <style:style style:name="T26" style:family="text">
      <style:text-properties fo:font-weight="normal" officeooo:rsid="002023dd" style:font-weight-asian="normal" style:font-weight-complex="normal"/>
    </style:style>
    <style:style style:name="T27" style:family="text">
      <style:text-properties fo:font-weight="normal" officeooo:rsid="002ff272" style:font-weight-asian="normal" style:font-weight-complex="normal"/>
    </style:style>
    <style:style style:name="T28" style:family="text">
      <style:text-properties fo:font-weight="normal" officeooo:rsid="003fcf9c" style:font-weight-asian="normal" style:font-weight-complex="normal"/>
    </style:style>
    <style:style style:name="T29" style:family="text">
      <style:text-properties fo:font-weight="normal" officeooo:rsid="0017f4f8" style:font-weight-asian="normal" style:font-weight-complex="normal"/>
    </style:style>
    <style:style style:name="T30" style:family="text">
      <style:text-properties fo:font-weight="normal" officeooo:rsid="001f21b6" style:font-weight-asian="normal" style:font-weight-complex="normal"/>
    </style:style>
    <style:style style:name="T31" style:family="text">
      <style:text-properties fo:font-weight="normal" officeooo:rsid="00161c89" style:font-weight-asian="normal" style:font-weight-complex="normal"/>
    </style:style>
    <style:style style:name="T32" style:family="text">
      <style:text-properties fo:font-weight="normal" officeooo:rsid="00896c98" style:font-weight-asian="normal" style:font-weight-complex="normal"/>
    </style:style>
    <style:style style:name="T33" style:family="text">
      <style:text-properties fo:font-weight="normal" officeooo:rsid="0087e2bf" style:font-weight-asian="normal" style:font-weight-complex="normal"/>
    </style:style>
    <style:style style:name="T34" style:family="text">
      <style:text-properties fo:font-weight="normal" officeooo:rsid="000f29b3" style:font-weight-asian="normal" style:font-weight-complex="normal"/>
    </style:style>
    <style:style style:name="T35" style:family="text">
      <style:text-properties fo:font-weight="normal" officeooo:rsid="00182a55" style:font-weight-asian="normal" style:font-weight-complex="normal"/>
    </style:style>
    <style:style style:name="T36" style:family="text">
      <style:text-properties fo:font-weight="normal" officeooo:rsid="00183012" style:font-weight-asian="normal" style:font-weight-complex="normal"/>
    </style:style>
    <style:style style:name="T37" style:family="text">
      <style:text-properties fo:font-weight="normal" officeooo:rsid="0019be85" style:font-weight-asian="normal" style:font-weight-complex="normal"/>
    </style:style>
    <style:style style:name="T38" style:family="text">
      <style:text-properties fo:font-weight="normal" officeooo:rsid="001a4001" style:font-weight-asian="normal" style:font-weight-complex="normal"/>
    </style:style>
    <style:style style:name="T39" style:family="text">
      <style:text-properties fo:font-weight="normal" officeooo:rsid="001bce29" style:font-weight-asian="normal" style:font-weight-complex="normal"/>
    </style:style>
    <style:style style:name="T40" style:family="text">
      <style:text-properties fo:font-weight="normal" officeooo:rsid="001c71d8" style:font-weight-asian="normal" style:font-weight-complex="normal"/>
    </style:style>
    <style:style style:name="T41" style:family="text">
      <style:text-properties fo:font-weight="normal" officeooo:rsid="007e58d8" style:font-weight-asian="normal" style:font-weight-complex="normal"/>
    </style:style>
    <style:style style:name="T42" style:family="text">
      <style:text-properties fo:font-weight="normal" officeooo:rsid="008adfa5" style:font-weight-asian="normal" style:font-weight-complex="normal"/>
    </style:style>
    <style:style style:name="T43" style:family="text">
      <style:text-properties fo:font-weight="normal" officeooo:rsid="007e8fef" style:font-weight-asian="normal" style:font-weight-complex="normal"/>
    </style:style>
    <style:style style:name="T44" style:family="text">
      <style:text-properties fo:font-weight="normal" officeooo:rsid="007eae00" style:font-weight-asian="normal" style:font-weight-complex="normal"/>
    </style:style>
    <style:style style:name="T45" style:family="text">
      <style:text-properties fo:font-weight="normal" officeooo:rsid="00809fc1" style:font-weight-asian="normal" style:font-weight-complex="normal"/>
    </style:style>
    <style:style style:name="T46" style:family="text">
      <style:text-properties fo:font-weight="normal" officeooo:rsid="007ee493" style:font-weight-asian="normal" style:font-weight-complex="normal"/>
    </style:style>
    <style:style style:name="T47" style:family="text">
      <style:text-properties fo:font-weight="normal" officeooo:rsid="007f9784" style:font-weight-asian="normal" style:font-weight-complex="normal"/>
    </style:style>
    <style:style style:name="T48" style:family="text">
      <style:text-properties fo:font-weight="normal" officeooo:rsid="0046b15e" style:font-weight-asian="normal" style:font-weight-complex="normal"/>
    </style:style>
    <style:style style:name="T49" style:family="text">
      <style:text-properties fo:font-weight="normal" officeooo:rsid="0047b307" style:font-weight-asian="normal" style:font-weight-complex="normal"/>
    </style:style>
    <style:style style:name="T50" style:family="text">
      <style:text-properties fo:font-weight="normal" officeooo:rsid="00498b1a" style:font-weight-asian="normal" style:font-weight-complex="normal"/>
    </style:style>
    <style:style style:name="T51" style:family="text">
      <style:text-properties fo:font-weight="normal" officeooo:rsid="004b5441" style:font-weight-asian="normal" style:font-weight-complex="normal"/>
    </style:style>
    <style:style style:name="T52" style:family="text">
      <style:text-properties fo:font-weight="normal" officeooo:rsid="00485cb7" style:font-weight-asian="normal" style:font-weight-complex="normal"/>
    </style:style>
    <style:style style:name="T53" style:family="text">
      <style:text-properties fo:font-weight="normal" officeooo:rsid="004f4fe0" style:font-weight-asian="normal" style:font-weight-complex="normal"/>
    </style:style>
    <style:style style:name="T54" style:family="text">
      <style:text-properties fo:font-weight="normal" officeooo:rsid="0051022b" style:font-weight-asian="normal" style:font-weight-complex="normal"/>
    </style:style>
    <style:style style:name="T55" style:family="text">
      <style:text-properties officeooo:rsid="001cbdcb"/>
    </style:style>
    <style:style style:name="T56" style:family="text">
      <style:text-properties officeooo:rsid="0015c6e5"/>
    </style:style>
    <style:style style:name="T57" style:family="text">
      <style:text-properties officeooo:rsid="0017274a"/>
    </style:style>
    <style:style style:name="T58" style:family="text">
      <style:text-properties officeooo:rsid="001a95b9"/>
    </style:style>
    <style:style style:name="T59" style:family="text">
      <style:text-properties officeooo:rsid="0035229f"/>
    </style:style>
    <style:style style:name="T60" style:family="text">
      <style:text-properties officeooo:rsid="002326f3"/>
    </style:style>
    <style:style style:name="T61" style:family="text">
      <style:text-properties officeooo:rsid="001bcc26"/>
    </style:style>
    <style:style style:name="T62" style:family="text">
      <style:text-properties officeooo:rsid="0030eece"/>
    </style:style>
    <style:style style:name="T63" style:family="text">
      <style:text-properties officeooo:rsid="00237e5a"/>
    </style:style>
    <style:style style:name="T64" style:family="text">
      <style:text-properties officeooo:rsid="00267e38"/>
    </style:style>
    <style:style style:name="T65" style:family="text">
      <style:text-properties officeooo:rsid="00300353"/>
    </style:style>
    <style:style style:name="T66" style:family="text">
      <style:text-properties officeooo:rsid="002da4f0"/>
    </style:style>
    <style:style style:name="T67" style:family="text">
      <style:text-properties officeooo:rsid="00279dad"/>
    </style:style>
    <style:style style:name="T68" style:family="text">
      <style:text-properties officeooo:rsid="00297c7f"/>
    </style:style>
    <style:style style:name="T69" style:family="text">
      <style:text-properties officeooo:rsid="002b336b"/>
    </style:style>
    <style:style style:name="T70" style:family="text">
      <style:text-properties officeooo:rsid="002e952a"/>
    </style:style>
    <style:style style:name="T71" style:family="text">
      <style:text-properties officeooo:rsid="002b4870"/>
    </style:style>
    <style:style style:name="T72" style:family="text">
      <style:text-properties officeooo:rsid="0034e76c"/>
    </style:style>
    <style:style style:name="T73" style:family="text">
      <style:text-properties officeooo:rsid="003b80eb"/>
    </style:style>
    <style:style style:name="T74" style:family="text">
      <style:text-properties officeooo:rsid="0036be70"/>
    </style:style>
    <style:style style:name="T75" style:family="text">
      <style:text-properties officeooo:rsid="00380816"/>
    </style:style>
    <style:style style:name="T76" style:family="text">
      <style:text-properties officeooo:rsid="00398c3a"/>
    </style:style>
    <style:style style:name="T77" style:family="text">
      <style:text-properties officeooo:rsid="003def52"/>
    </style:style>
    <style:style style:name="T78" style:family="text">
      <style:text-properties officeooo:rsid="003efc45"/>
    </style:style>
    <style:style style:name="T79" style:family="text">
      <style:text-properties officeooo:rsid="00623486"/>
    </style:style>
    <style:style style:name="T80" style:family="text">
      <style:text-properties officeooo:rsid="00665c8c"/>
    </style:style>
    <style:style style:name="T81" style:family="text">
      <style:text-properties officeooo:rsid="0062a37f"/>
    </style:style>
    <style:style style:name="T82" style:family="text">
      <style:text-properties officeooo:rsid="0026edbc"/>
    </style:style>
    <style:style style:name="T83" style:family="text">
      <style:text-properties officeooo:rsid="0070f8de"/>
    </style:style>
    <style:style style:name="T84" style:family="text">
      <style:text-properties officeooo:rsid="007260ad"/>
    </style:style>
    <style:style style:name="T85" style:family="text">
      <style:text-properties officeooo:rsid="00238004"/>
    </style:style>
    <style:style style:name="T86" style:family="text">
      <style:text-properties officeooo:rsid="002532d4"/>
    </style:style>
    <style:style style:name="T87" style:family="text">
      <style:text-properties officeooo:rsid="0027a697"/>
    </style:style>
    <style:style style:name="T88" style:family="text">
      <style:text-properties officeooo:rsid="0028b033"/>
    </style:style>
    <style:style style:name="T89" style:family="text">
      <style:text-properties officeooo:rsid="002a58c7"/>
    </style:style>
    <style:style style:name="T90" style:family="text">
      <style:text-properties officeooo:rsid="002aa52a"/>
    </style:style>
    <style:style style:name="T91" style:family="text">
      <style:text-properties officeooo:rsid="002e560a"/>
    </style:style>
    <style:style style:name="T92" style:family="text">
      <style:text-properties officeooo:rsid="0035c7d1"/>
    </style:style>
    <style:style style:name="T93" style:family="text">
      <style:text-properties officeooo:rsid="00360e5e"/>
    </style:style>
    <style:style style:name="T94" style:family="text">
      <style:text-properties officeooo:rsid="0037ee52"/>
    </style:style>
    <style:style style:name="T95" style:family="text">
      <style:text-properties officeooo:rsid="002f6ea4"/>
    </style:style>
    <style:style style:name="T96" style:family="text">
      <style:text-properties officeooo:rsid="002ee0ee"/>
    </style:style>
    <style:style style:name="T97" style:family="text">
      <style:text-properties officeooo:rsid="002f628a"/>
    </style:style>
    <style:style style:name="T98" style:family="text">
      <style:text-properties officeooo:rsid="00161c89"/>
    </style:style>
    <style:style style:name="T99" style:family="text">
      <style:text-properties officeooo:rsid="001bfb69"/>
    </style:style>
    <style:style style:name="T100" style:family="text">
      <style:text-properties officeooo:rsid="0033db22"/>
    </style:style>
    <style:style style:name="T101" style:family="text">
      <style:text-properties officeooo:rsid="0016cb03"/>
    </style:style>
    <style:style style:name="T102" style:family="text">
      <style:text-properties officeooo:rsid="001c71f0"/>
    </style:style>
    <style:style style:name="T103" style:family="text">
      <style:text-properties style:font-name="Arial1" officeooo:rsid="005e8aca" style:font-name-complex="Lohit Hindi1"/>
    </style:style>
    <style:style style:name="T104" style:family="text">
      <style:text-properties officeooo:rsid="001f21b6"/>
    </style:style>
    <style:style style:name="T105" style:family="text">
      <style:text-properties officeooo:rsid="00354fde"/>
    </style:style>
    <style:style style:name="T106" style:family="text">
      <style:text-properties fo:font-weight="bold" officeooo:rsid="0017f4f8" style:font-weight-asian="bold" style:font-weight-complex="bold"/>
    </style:style>
    <style:style style:name="T107" style:family="text">
      <style:text-properties officeooo:rsid="001fe5d2"/>
    </style:style>
    <style:style style:name="T108" style:family="text">
      <style:text-properties officeooo:rsid="00236c77"/>
    </style:style>
    <style:style style:name="T109" style:family="text">
      <style:text-properties officeooo:rsid="0028e0bf"/>
    </style:style>
    <style:style style:name="T110" style:family="text">
      <style:text-properties officeooo:rsid="0010c05d"/>
    </style:style>
    <style:style style:name="T111" style:family="text">
      <style:text-properties officeooo:rsid="0016d89f"/>
    </style:style>
    <style:style style:name="T112" style:family="text">
      <style:text-properties officeooo:rsid="0018b50b"/>
    </style:style>
    <style:style style:name="T113" style:family="text">
      <style:text-properties officeooo:rsid="001aa4e1"/>
    </style:style>
    <style:style style:name="T114" style:family="text">
      <style:text-properties officeooo:rsid="001c98ac"/>
    </style:style>
    <style:style style:name="T115" style:family="text">
      <style:text-properties officeooo:rsid="001dc25e"/>
    </style:style>
    <style:style style:name="T116" style:family="text">
      <style:text-properties officeooo:rsid="001fd85b"/>
    </style:style>
    <style:style style:name="T117" style:family="text">
      <style:text-properties officeooo:rsid="0021c964"/>
    </style:style>
    <style:style style:name="T118" style:family="text">
      <style:text-properties officeooo:rsid="002304bf"/>
    </style:style>
    <style:style style:name="T119" style:family="text">
      <style:text-properties officeooo:rsid="00235a00"/>
    </style:style>
    <style:style style:name="T120" style:family="text">
      <style:text-properties officeooo:rsid="002541a0"/>
    </style:style>
    <style:style style:name="T121" style:family="text">
      <style:text-properties officeooo:rsid="0025ef8d"/>
    </style:style>
    <style:style style:name="T122" style:family="text">
      <style:text-properties officeooo:rsid="0027d221"/>
    </style:style>
    <style:style style:name="T123" style:family="text">
      <style:text-properties officeooo:rsid="0029524f"/>
    </style:style>
    <style:style style:name="T124" style:family="text">
      <style:text-properties officeooo:rsid="00873a7f"/>
    </style:style>
    <style:style style:name="T125" style:family="text">
      <style:text-properties officeooo:rsid="007b13f0"/>
    </style:style>
    <style:style style:name="T126" style:family="text">
      <style:text-properties officeooo:rsid="002f3e25"/>
    </style:style>
    <style:style style:name="T127" style:family="text">
      <style:text-properties officeooo:rsid="0084db71"/>
    </style:style>
    <style:style style:name="T128" style:family="text">
      <style:text-properties officeooo:rsid="00852bae"/>
    </style:style>
    <style:style style:name="T129" style:family="text">
      <style:text-properties officeooo:rsid="008612f2"/>
    </style:style>
    <style:style style:name="T130" style:family="text">
      <style:text-properties officeooo:rsid="00182a55"/>
    </style:style>
    <style:style style:name="T131" style:family="text">
      <style:text-properties officeooo:rsid="00c12464"/>
    </style:style>
    <style:style style:name="T132" style:family="text">
      <style:text-properties officeooo:rsid="00c235ac"/>
    </style:style>
    <style:style style:name="T133" style:family="text">
      <style:text-properties officeooo:rsid="0033b53a"/>
    </style:style>
    <style:style style:name="T134" style:family="text">
      <style:text-properties officeooo:rsid="003436c7"/>
    </style:style>
    <style:style style:name="T135" style:family="text">
      <style:text-properties officeooo:rsid="00356a4e"/>
    </style:style>
    <style:style style:name="T136" style:family="text">
      <style:text-properties style:font-name="Times New Roman" officeooo:rsid="003436c7" style:font-name-complex="Times New Roman"/>
    </style:style>
    <style:style style:name="T137" style:family="text">
      <style:text-properties officeooo:rsid="00374743"/>
    </style:style>
    <style:style style:name="T138" style:family="text">
      <style:text-properties officeooo:rsid="00384b7b"/>
    </style:style>
    <style:style style:name="T139" style:family="text">
      <style:text-properties officeooo:rsid="003a138a"/>
    </style:style>
    <style:style style:name="T140" style:family="text">
      <style:text-properties officeooo:rsid="003c06ce"/>
    </style:style>
    <style:style style:name="T141" style:family="text">
      <style:text-properties officeooo:rsid="003db12a"/>
    </style:style>
    <style:style style:name="T142" style:family="text">
      <style:text-properties officeooo:rsid="003e25e1"/>
    </style:style>
    <style:style style:name="T143" style:family="text">
      <style:text-properties officeooo:rsid="003fd7c4"/>
    </style:style>
    <style:style style:name="T144" style:family="text">
      <style:text-properties officeooo:rsid="0040e996"/>
    </style:style>
    <style:style style:name="T145" style:family="text">
      <style:text-properties officeooo:rsid="0043ed76"/>
    </style:style>
    <style:style style:name="T146" style:family="text">
      <style:text-properties officeooo:rsid="0046b15e"/>
    </style:style>
    <style:style style:name="T147" style:family="text">
      <style:text-properties officeooo:rsid="00485cb7"/>
    </style:style>
    <style:style style:name="T148" style:family="text">
      <style:text-properties officeooo:rsid="004f4fe0"/>
    </style:style>
    <style:style style:name="T149" style:family="text">
      <style:text-properties officeooo:rsid="00503453"/>
    </style:style>
    <style:style style:name="T150" style:family="text">
      <style:text-properties officeooo:rsid="005102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بسم <text:span text:style-name="T6">الله</text:span> <text:span text:style-name="T9">الرحمن الرحيم</text:span></text:p>
      <text:p text:style-name="P3">سلام عليكم</text:p>
      <text:p text:style-name="P4"/>
      <text:p text:style-name="P5">قال <text:span text:style-name="T6">الله</text:span> <text:span text:style-name="T10">تعالي</text:span> ف<text:span text:style-name="T11">ي</text:span> كتاب<text:span text:style-name="T6">ه</text:span> <text:span text:style-name="T11">ال</text:span>كريم</text:p>
      <text:p text:style-name="P6"><text:span text:style-name="T12">و قل </text:span><text:span text:style-name="T7">رب</text:span><text:span text:style-name="T12"> زدني علما –</text:span><text:span text:style-name="T13"> طه, </text:span><text:span text:style-name="T15">۱۱</text:span><text:span text:style-name="T14">٤</text:span><text:span text:style-name="T15"> ...</text:span></text:p>
      <text:p text:style-name="P5"><text:span text:style-name="T17">انا أنزل</text:span><text:span text:style-name="T8">ن</text:span><text:span text:style-name="T17">اه قرآنا عربيا </text:span><text:span text:style-name="T18">لعلكم تعقلون –</text:span><text:span text:style-name="T19"> يوسف, </text:span><text:span text:style-name="T16">٢</text:span></text:p>
      <text:p text:style-name="P27">Грамматика. Справочник. Часть 1</text:p>
      <text:h text:style-name="P96" text:outline-level="1">Предложения</text:h>
      <text:h text:style-name="P86" text:outline-level="2">Именные</text:h>
      <text:p text:style-name="P21"><text:span text:style-name="T20">Сказуемое выражено именем. Особенность — в настоящем времени глагол-связка отсутствует, а пред</text:span><text:span text:style-name="T21">и</text:span><text:span text:style-name="T20">кативность выражается:</text:span></text:p>
      <text:p text:style-name="P21"><text:span text:style-name="Пункт"><text:span text:style-name="T20">порядком</text:span></text:span><text:span text:style-name="T20"> слов (сначала подлежащее, а затем сказуемое);</text:span></text:p>
      <text:p text:style-name="P21"><text:span text:style-name="Пункт"><text:span text:style-name="T20">разобщенностью</text:span></text:span><text:span text:style-name="T20"> подлежащего и сказуемого в состоянии (первое, как правило, в определенном состоянии, второе - в неопределенном);</text:span></text:p>
      <text:p text:style-name="P21"><text:span text:style-name="Пункт"><text:span text:style-name="T20">интонацией</text:span></text:span><text:span text:style-name="T20"> (повышением на подлежащем, понижением на сказуемом).</text:span></text:p>
      <text:p text:style-name="P21"><text:span text:style-name="T20">Сказуемое согласуется (за исключением некоторых случаев) с подлежащим в роде, числе и пад</text:span><text:span text:style-name="T21">е</text:span><text:span text:style-name="T20">же.</text:span></text:p>
      <text:p text:style-name="P7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86" text:outline-level="2">Простые именные распространенные</text:h>
      <text:p text:style-name="P7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21"><text:span text:style-name="T20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2">не определено</text:span><text:span text:style-name="T20">, то после сказуемого.</text:span></text:p>
      <text:h text:style-name="P86" text:outline-level="2"><text:soft-page-break/>Вопросительные</text:h>
      <text:p text:style-name="P7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7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7"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23">—</text:span> в начале предложения и <text:span text:style-name="Арабиййун">أَمْ</text:span>, <text:span text:style-name="Арабиййун">أَوْ</text:span> <text:span text:style-name="T24">—</text:span> перед словом, противопоставляемым в вопросе.</text:p>
      <text:h text:style-name="P86" text:outline-level="2">Глагольные</text:h>
      <text:p text:style-name="P7">Глагол-сказуемое ставится, как правило, на первом месте и в единственном числе, невзирая на число подлежащего.</text:p>
      <text:p text:style-name="P21"><text:span text:style-name="T20">Если глагол-сказуемое стоит </text:span><text:span text:style-name="Акцент">перед</text:span><text:span text:style-name="T20"> по</text:span><text:span text:style-name="T22">д</text:span><text:span text:style-name="T20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0"> подлежащим женского, то — в единственном женского. Если же глагол-сказуемое следует </text:span><text:span text:style-name="Акцент">за</text:span><text:span text:style-name="T20"> подлежащим, обозначающим лиц, то оно полностью с ним согласуется в роде и числе.</text:span></text:p>
      <text:p text:style-name="P7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90" text:outline-level="2">Придаточные дополнительные</text:h>
      <text:p text:style-name="P84"><text:span text:style-name="T125">Присоединяются к главном с помощью подчинительного союза </text:span><text:span text:style-name="Арабиййун"><text:span text:style-name="T125">أَنَّ</text:span></text:span><text:span text:style-name="T125">, непосредственно за которым следует подлежащее придаточного предложения в винительном падеже. Если же за союзом следует глагол-сказуемое, то вместо </text:span><text:span text:style-name="Арабиййун"><text:span text:style-name="T125">أَنَّ</text:span></text:span><text:span text:style-name="T125"> используется </text:span><text:span text:style-name="Арабиййун"><text:span text:style-name="T125">أَنَّهُ</text:span></text:span><text:span text:style-name="T125"> или </text:span><text:span text:style-name="Арабиййун"><text:span text:style-name="T125">إِنَّهُ</text:span></text:span><text:span text:style-name="T125">.</text:span></text:p>
      <text:h text:style-name="P91" text:outline-level="2">Сложноподчиненные с придаточными условными</text:h>
      <text:p text:style-name="P26"><text:span text:style-name="Пункт"><text:span text:style-name="T137">Реально-условные</text:span></text:span><text:span text:style-name="T137"> придаточные присоединяются к главному с помощью </text:span><text:span text:style-name="T131">частиц </text:span><text:span text:style-name="Арабиййун"><text:span text:style-name="T132">مَتَى، إِنْ، إِذَا، لَئِنْ، إِذَامَا</text:span></text:span><text:span text:style-name="Арабиййун"><text:span text:style-name="T133">، مَتَامَا</text:span></text:span><text:span text:style-name="T131"> в значении </text:span><text:span text:style-name="Акцент"><text:span text:style-name="T131">если</text:span></text:span><text:span text:style-name="T131">, наречи</text:span><text:span text:style-name="T137">й</text:span><text:span text:style-name="T131"> </text:span><text:span text:style-name="Арабиййун"><text:span text:style-name="T132">كُلَّمَا</text:span></text:span><text:span text:style-name="T131"> </text:span><text:span text:style-name="T132">в значении </text:span><text:span text:style-name="Акцент"><text:span text:style-name="T131">всякий раз, как</text:span></text:span><text:span text:style-name="T131">, </text:span><text:span text:style-name="Арабиййун"><text:span text:style-name="T132">حَيْثُمَا</text:span></text:span><text:span text:style-name="T131"> </text:span><text:span text:style-name="T132">в значении </text:span><text:span text:style-name="Акцент"><text:span text:style-name="T131">если где</text:span></text:span><text:span text:style-name="T131"> и относительн</text:span><text:span text:style-name="T137">ого</text:span><text:span text:style-name="T131"> местоимени</text:span><text:span text:style-name="T137">я</text:span><text:span text:style-name="T131"> </text:span><text:span text:style-name="Арабиййун"><text:span text:style-name="T132">مَنْ</text:span></text:span><text:span text:style-name="T131"> в значении </text:span><text:span text:style-name="Акцент"><text:span text:style-name="T131">если кто</text:span></text:span><text:span text:style-name="T133">. </text:span><text:span text:style-name="T137">Сказуемые </text:span><text:span text:style-name="T133">главного </text:span><text:span text:style-name="T137">и придаточного </text:span><text:span text:style-name="T133">предложени</text:span><text:span text:style-name="T137">й ставятся либо в усеченной, либо </text:span><text:span text:style-name="T138">в </text:span><text:span text:style-name="T133">прошедш</text:span><text:span text:style-name="T137">ей форме; сказуемое главного </text:span><text:span text:style-name="T138">предложения</text:span><text:span text:style-name="T137"> также может быть </text:span><text:span text:style-name="T133">в форме повелительного наклонения. </text:span><text:span text:style-name="T141">Глаголы</text:span><text:span text:style-name="T137"> главно</text:span><text:span text:style-name="T141">го</text:span><text:span text:style-name="T137"> и придаточно</text:span><text:span text:style-name="T141">го</text:span><text:span text:style-name="T137"> предложени</text:span><text:span text:style-name="T141">й</text:span><text:span text:style-name="T137"> переводятся формой будущего времени. </text:span><text:span text:style-name="T139">Придаточные обычно ставятся перед главным </text:span><text:span text:style-name="T141">предложением</text:span><text:span text:style-name="T139">.</text:span></text:p>
      <text:p text:style-name="P26"><text:span text:style-name="Пункт"><text:span text:style-name="T140">Ирреально-условные</text:span></text:span><text:span text:style-name="T140"> придаточные присоединяются к главному с помощью </text:span><text:span text:style-name="T134">двойн</text:span><text:span text:style-name="T140">ой</text:span><text:span text:style-name="T134"> условной </text:span><text:soft-page-break/><text:span text:style-name="T134">частиц</text:span><text:span text:style-name="T140">ы </text:span><text:span text:style-name="Арабиййун"><text:span text:style-name="T135">لَوْ… <text:s text:c="2"/>لَ … ـ</text:span></text:span><text:span text:style-name="T134"> </text:span><text:span text:style-name="Акцент"><text:span text:style-name="T134">если бы …, то …</text:span></text:span><text:span text:style-name="T134">, причем </text:span><text:span text:style-name="Арабиййун"><text:span text:style-name="T135">لَو</text:span></text:span><text:span text:style-name="T134"> ставится перед глагол-сказуемым придаточного предложения, а </text:span><text:span text:style-name="Арабиййун"><text:span text:style-name="T135">لَ</text:span></text:span><text:span text:style-name="T134"> </text:span><text:span text:style-name="T136">— главного</text:span><text:span text:style-name="T134">. </text:span><text:span text:style-name="T140">Сказуемые главного и придаточного всегда стоят в форме прошедшего времени. Придаточные всегда стоят перед главным </text:span><text:span text:style-name="T141">предложением</text:span><text:span text:style-name="T140">.</text:span></text:p>
      <text:h text:style-name="P97" text:outline-level="1"><text:span text:style-name="T126">Г</text:span>лагол</text:h>
      <text:h text:style-name="P92" text:outline-level="2">Прошедшее <text:span text:style-name="T126">время</text:span></text:h>
      <text:p text:style-name="P8"><text:span text:style-name="T25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6">Отрицанием служит частица </text:span><text:span text:style-name="Арабиййун"><text:span text:style-name="T26">مَا</text:span></text:span><text:span text:style-name="T26">, которая ставится перед глаголом</text:span><text:bookmark-end text:name="__DdeLink__178_2072980557"/><text:span text:style-name="T26">. </text:span><text:span text:style-name="T55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9"><text:span text:style-name="Заголовок_20_таблицы">Род</text:span></text:p>
            </table:table-cell>
            <table:table-cell table:style-name="Таблица1.A1" office:value-type="string">
              <text:p text:style-name="P29"><text:span text:style-name="Заголовок_20_таблицы">Лицо</text:span></text:p>
            </table:table-cell>
            <table:table-cell table:style-name="Таблица1.A1" office:value-type="string">
              <text:p text:style-name="P29"><text:span text:style-name="Заголовок_20_таблицы">Мн. число</text:span></text:p>
            </table:table-cell>
            <table:table-cell table:style-name="Таблица1.A1" office:value-type="string">
              <text:p text:style-name="P29"><text:span text:style-name="Заголовок_20_таблицы">Дв. число</text:span></text:p>
            </table:table-cell>
            <table:table-cell table:style-name="Таблица1.A1" office:value-type="string">
              <text:p text:style-name="P29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32">–</text:p>
          </table:table-cell>
          <table:table-cell table:style-name="Таблица1.B5" office:value-type="string">
            <text:p text:style-name="P32">1-е</text:p>
          </table:table-cell>
          <table:table-cell table:style-name="Таблица1.C5" office:value-type="string">
            <text:p text:style-name="P32"><text:span text:style-name="Арабиййун">ـْناَ</text:span></text:p>
          </table:table-cell>
          <table:table-cell table:style-name="Таблица1.D5" office:value-type="string">
            <text:p text:style-name="P32"><text:span text:style-name="Арабиййун">–</text:span></text:p>
          </table:table-cell>
          <table:table-cell table:style-name="Таблица1.E5" office:value-type="string">
            <text:p text:style-name="P32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32">М</text:p>
          </table:table-cell>
          <table:table-cell table:style-name="Таблица1.B5" office:value-type="string">
            <text:p text:style-name="P32">2-е</text:p>
          </table:table-cell>
          <table:table-cell table:style-name="Таблица1.C5" office:value-type="string">
            <text:p text:style-name="P33"><text:span text:style-name="Арабиййун">ـْتُمْ</text:span></text:p>
          </table:table-cell>
          <table:table-cell table:style-name="Таблица1.D5" table:number-rows-spanned="2" office:value-type="string">
            <text:p text:style-name="P33"><text:span text:style-name="Арабиййун">ـْتُماَ</text:span></text:p>
          </table:table-cell>
          <table:table-cell table:style-name="Таблица1.E5" office:value-type="string">
            <text:p text:style-name="P34"><text:span text:style-name="Арабиййун"><text:span text:style-name="T56">ـْت</text:span></text:span><text:span text:style-name="Арабиййун"><text:span text:style-name="T57">َ</text:span></text:span></text:p>
          </table:table-cell>
        </table:table-row>
        <table:table-row>
          <table:table-cell table:style-name="Таблица1.A5" office:value-type="string">
            <text:p text:style-name="P32">Ж</text:p>
          </table:table-cell>
          <table:table-cell table:style-name="Таблица1.B5" office:value-type="string">
            <text:p text:style-name="P32">2-е</text:p>
          </table:table-cell>
          <table:table-cell table:style-name="Таблица1.C5" office:value-type="string">
            <text:p text:style-name="P35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4"><text:span text:style-name="Арабиййун"><text:span text:style-name="T56">ـْت</text:span></text:span><text:span text:style-name="Арабиййун"><text:span text:style-name="T57">ِ</text:span></text:span></text:p>
          </table:table-cell>
        </table:table-row>
        <table:table-row>
          <table:table-cell table:style-name="Таблица1.A5" office:value-type="string">
            <text:p text:style-name="P32">М</text:p>
          </table:table-cell>
          <table:table-cell table:style-name="Таблица1.B5" office:value-type="string">
            <text:p text:style-name="P32">3-е</text:p>
          </table:table-cell>
          <table:table-cell table:style-name="Таблица1.C5" office:value-type="string">
            <text:p text:style-name="P35"><text:span text:style-name="Арабиййун">ـُوا</text:span></text:p>
          </table:table-cell>
          <table:table-cell table:style-name="Таблица1.D5" office:value-type="string">
            <text:p text:style-name="P35"><text:span text:style-name="Арабиййун">ـَا</text:span></text:p>
          </table:table-cell>
          <table:table-cell table:style-name="Таблица1.E5" office:value-type="string">
            <text:p text:style-name="P35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32">Ж</text:p>
          </table:table-cell>
          <table:table-cell table:style-name="Таблица1.B6" office:value-type="string">
            <text:p text:style-name="P32">3-е</text:p>
          </table:table-cell>
          <table:table-cell table:style-name="Таблица1.C6" office:value-type="string">
            <text:p text:style-name="P35"><text:span text:style-name="Арабиййун">ـْنَ</text:span></text:p>
          </table:table-cell>
          <table:table-cell table:style-name="Таблица1.D6" office:value-type="string">
            <text:p text:style-name="P36"><text:span text:style-name="Арабиййун">ـَتَا</text:span></text:p>
          </table:table-cell>
          <table:table-cell table:style-name="Таблица1.E6" office:value-type="string">
            <text:p text:style-name="P34"><text:span text:style-name="Арабиййун"><text:span text:style-name="T56">ـ</text:span></text:span><text:span text:style-name="Арабиййун"><text:span text:style-name="T58">َ</text:span></text:span><text:span text:style-name="Арабиййун"><text:span text:style-name="T56">ت</text:span></text:span><text:span text:style-name="Арабиййун"><text:span text:style-name="T58">ْ</text:span></text:span></text:p>
          </table:table-cell>
        </table:table-row>
      </table:table>
      <text:h text:style-name="P92" text:outline-level="2">Настоящ<text:span text:style-name="T59">е</text:span>-будущее</text:h>
      <text:p text:style-name="P10"><text:span text:style-name="T60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61">или для выражения </text:span><text:span text:style-name="T62">действи</text:span><text:span text:style-name="T61">я</text:span><text:span text:style-name="T62">, происходящего многократно или вообще свойственного субъекту</text:span><text:span text:style-name="T60">. </text:span><text:span text:style-name="T63">Образуется от формы прошедшего времени </text:span><text:span text:style-name="T64">добавлением префиксов и окончаний, при этом</text:span><text:span text:style-name="T63"> первый коренной утрачивает огласовку, а второй получает типовую огласовку, которая указывается в словарях как (а), (и) или (у) поставленной после глагола. <text:s/></text:span><text:span text:style-name="T65">Формулы в таблице ниже приведены, как если бы типовой была б дамма. </text:span><text:span text:style-name="T26">Отрицанием служит частица </text:span><text:span text:style-name="Арабиййун"><text:span text:style-name="T48">لَا</text:span></text:span><text:span text:style-name="T26">, которая ставится перед глаголом</text:span><text:span text:style-name="T27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9"><text:span text:style-name="Заголовок_20_таблицы">Род</text:span></text:p>
            </table:table-cell>
            <table:table-cell table:style-name="Таблица2.A1" office:value-type="string">
              <text:p text:style-name="P29"><text:span text:style-name="Заголовок_20_таблицы">Лицо</text:span></text:p>
            </table:table-cell>
            <table:table-cell table:style-name="Таблица2.A1" office:value-type="string">
              <text:p text:style-name="P29"><text:span text:style-name="Заголовок_20_таблицы">Мн. число</text:span></text:p>
            </table:table-cell>
            <table:table-cell table:style-name="Таблица2.A1" office:value-type="string">
              <text:p text:style-name="P29"><text:span text:style-name="Заголовок_20_таблицы">Дв. число</text:span></text:p>
            </table:table-cell>
            <table:table-cell table:style-name="Таблица2.A1" office:value-type="string">
              <text:p text:style-name="P29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32">–</text:p>
          </table:table-cell>
          <table:table-cell table:style-name="Таблица2.B2" office:value-type="string">
            <text:p text:style-name="P32">1-е</text:p>
          </table:table-cell>
          <table:table-cell table:style-name="Таблица2.C2" office:value-type="string">
            <text:p text:style-name="P32"><text:span text:style-name="Арабиййун"><text:span text:style-name="T66">نَ</text:span></text:span><text:span text:style-name="Арабиййун"><text:span text:style-name="T67">ـْ ـُ ـُ</text:span></text:span></text:p>
          </table:table-cell>
          <table:table-cell table:style-name="Таблица2.D2" office:value-type="string">
            <text:p text:style-name="P32"><text:span text:style-name="Арабиййун">–</text:span></text:p>
          </table:table-cell>
          <table:table-cell table:style-name="Таблица2.E2" office:value-type="string">
            <text:p text:style-name="P37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32">М</text:p>
          </table:table-cell>
          <table:table-cell table:style-name="Таблица2.B3" office:value-type="string">
            <text:p text:style-name="P32">2-е</text:p>
          </table:table-cell>
          <table:table-cell table:style-name="Таблица2.C3" office:value-type="string">
            <text:p text:style-name="P32"><text:span text:style-name="Арабиййун"><text:span text:style-name="T68">تَ</text:span></text:span><text:span text:style-name="Арабиййун"><text:span text:style-name="T67">ـْ ـُ ـُ</text:span></text:span><text:span text:style-name="Арабиййун"><text:span text:style-name="T66">ونَ</text:span></text:span></text:p>
          </table:table-cell>
          <table:table-cell table:style-name="Таблица2.D4" table:number-rows-spanned="2" office:value-type="string">
            <text:p text:style-name="P32"><text:span text:style-name="Арабиййун"><text:span text:style-name="T68">تَ</text:span></text:span><text:span text:style-name="Арабиййун"><text:span text:style-name="T67">ـْ ـُ ـ</text:span></text:span><text:span text:style-name="Арабиййун"><text:span text:style-name="T69">َانِ</text:span></text:span></text:p>
          </table:table-cell>
          <table:table-cell table:style-name="Таблица2.E3" office:value-type="string">
            <text:p text:style-name="P32"><text:span text:style-name="Арабиййун"><text:span text:style-name="T68">تَ</text:span></text:span><text:span text:style-name="Арабиййун"><text:span text:style-name="T67">ـْ ـُ ـُ</text:span></text:span></text:p>
          </table:table-cell>
        </table:table-row>
        <table:table-row>
          <table:table-cell table:style-name="Таблица2.A4" office:value-type="string">
            <text:p text:style-name="P32">Ж</text:p>
          </table:table-cell>
          <table:table-cell table:style-name="Таблица2.B4" office:value-type="string">
            <text:p text:style-name="P32">2-е</text:p>
          </table:table-cell>
          <table:table-cell table:style-name="Таблица2.C4" office:value-type="string">
            <text:p text:style-name="P32"><text:span text:style-name="Арабиййун"><text:span text:style-name="T68">تَ</text:span></text:span><text:span text:style-name="Арабиййун"><text:span text:style-name="T67">ـْ ـُ ـ</text:span></text:span><text:span text:style-name="Арабиййун"><text:span text:style-name="T66">ْنَ</text:span></text:span></text:p>
          </table:table-cell>
          <table:covered-table-cell/>
          <table:table-cell table:style-name="Таблица2.E4" office:value-type="string">
            <text:p text:style-name="P32"><text:span text:style-name="Арабиййун"><text:span text:style-name="T68">تَ</text:span></text:span><text:span text:style-name="Арабиййун"><text:span text:style-name="T67">ـْ ـُ ـ</text:span></text:span><text:span text:style-name="Арабиййун"><text:span text:style-name="T68">ِينَ</text:span></text:span></text:p>
          </table:table-cell>
        </table:table-row>
        <text:soft-page-break/>
        <table:table-row>
          <table:table-cell table:style-name="Таблица2.A5" office:value-type="string">
            <text:p text:style-name="P32">М</text:p>
          </table:table-cell>
          <table:table-cell table:style-name="Таблица2.B5" office:value-type="string">
            <text:p text:style-name="P32">3-е</text:p>
          </table:table-cell>
          <table:table-cell table:style-name="Таблица2.C5" office:value-type="string">
            <text:p text:style-name="P32"><text:span text:style-name="Арабиййун"><text:span text:style-name="T70">يَ</text:span></text:span><text:span text:style-name="Арабиййун"><text:span text:style-name="T67">ـْ ـُ ـُ</text:span></text:span><text:span text:style-name="Арабиййун"><text:span text:style-name="T66">ونَ</text:span></text:span></text:p>
          </table:table-cell>
          <table:table-cell table:style-name="Таблица2.D5" office:value-type="string">
            <text:p text:style-name="P32"><text:span text:style-name="Арабиййун"><text:span text:style-name="T71">يَ</text:span></text:span><text:span text:style-name="Арабиййун"><text:span text:style-name="T67">ـْ ـُ ـ</text:span></text:span><text:span text:style-name="Арабиййун"><text:span text:style-name="T69">َانِ</text:span></text:span></text:p>
          </table:table-cell>
          <table:table-cell table:style-name="Таблица2.E5" office:value-type="string">
            <text:p text:style-name="P32"><text:span text:style-name="Арабиййун"><text:span text:style-name="T68">يَ</text:span></text:span><text:span text:style-name="Арабиййун"><text:span text:style-name="T67">ـْ ـُ ـُ</text:span></text:span></text:p>
          </table:table-cell>
        </table:table-row>
        <table:table-row>
          <table:table-cell table:style-name="Таблица2.A6" office:value-type="string">
            <text:p text:style-name="P32">Ж</text:p>
          </table:table-cell>
          <table:table-cell table:style-name="Таблица2.B6" office:value-type="string">
            <text:p text:style-name="P32">3-е</text:p>
          </table:table-cell>
          <table:table-cell table:style-name="Таблица2.C6" office:value-type="string">
            <text:p text:style-name="P32"><text:span text:style-name="Арабиййун"><text:span text:style-name="T70">يَ</text:span></text:span><text:span text:style-name="Арабиййун"><text:span text:style-name="T67">ـْ ـُ ـ</text:span></text:span><text:span text:style-name="Арабиййун"><text:span text:style-name="T66">ْنَ</text:span></text:span></text:p>
          </table:table-cell>
          <table:table-cell table:style-name="Таблица2.D6" office:value-type="string">
            <text:p text:style-name="P32"><text:span text:style-name="Арабиййун"><text:span text:style-name="T68">تَ</text:span></text:span><text:span text:style-name="Арабиййун"><text:span text:style-name="T67">ـْ ـُ ـ</text:span></text:span><text:span text:style-name="Арабиййун"><text:span text:style-name="T69">َانِ</text:span></text:span></text:p>
          </table:table-cell>
          <table:table-cell table:style-name="Таблица2.E6" office:value-type="string">
            <text:p text:style-name="P32"><text:span text:style-name="Арабиййун"><text:span text:style-name="T68">تَ</text:span></text:span><text:span text:style-name="Арабиййун"><text:span text:style-name="T67">ـْ ـُ ـُ</text:span></text:span></text:p>
          </table:table-cell>
        </table:table-row>
      </table:table>
      <text:h text:style-name="P92" text:outline-level="2">Будущее</text:h>
      <text:p text:style-name="P21"><text:span text:style-name="T72">Образуется на основе настояще-будущего времени путем прибавления к ней префикса </text:span><text:span text:style-name="Арабиййун"><text:span text:style-name="T72">سَو</text:span></text:span><text:span text:style-name="Арабиййун"><text:span text:style-name="T73">ْ</text:span></text:span><text:span text:style-name="Арабиййун"><text:span text:style-name="T72">فَ</text:span></text:span><text:span text:style-name="T72"> или его сокращенного варианта </text:span><text:span text:style-name="Арабиййун"><text:span text:style-name="T72">سَ</text:span></text:span><text:span text:style-name="T72">, при этом последний пишется слитно, а первый раздельно. </text:span><text:span text:style-name="T59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74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75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</text:span><text:span text:style-name="T75">будущее действие. </text:span><text:span text:style-name="T76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8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39">Я буду писать</text:p>
          </table:table-cell>
          <table:table-cell table:style-name="Таблица3.A1" office:value-type="string">
            <text:p text:style-name="P39"/>
          </table:table-cell>
          <table:table-cell table:style-name="Таблица3.A1" office:value-type="string">
            <text:p text:style-name="P39"><text:span text:style-name="Арабиййун">أَكْتُبُ</text:span></text:p>
          </table:table-cell>
          <table:table-cell table:style-name="Таблица3.A1" office:value-type="string">
            <text:p text:style-name="P71"><text:span text:style-name="T77">Я на</text:span><text:span text:style-name="T78">(</text:span><text:span text:style-name="T77">пишу</text:span><text:span text:style-name="T78">)</text:span></text:p>
          </table:table-cell>
        </table:table-row>
        <table:table-row>
          <table:table-cell table:style-name="Таблица3.A1" office:value-type="string">
            <text:p text:style-name="P40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39">Он будет читать</text:p>
          </table:table-cell>
          <table:table-cell table:style-name="Таблица3.A1" office:value-type="string">
            <text:p text:style-name="P39"/>
          </table:table-cell>
          <table:table-cell table:style-name="Таблица3.A1" office:value-type="string">
            <text:p text:style-name="P39"><text:span text:style-name="Арабиййун">يَقْرَأُ</text:span></text:p>
          </table:table-cell>
          <table:table-cell table:style-name="Таблица3.A1" office:value-type="string">
            <text:p text:style-name="P71"><text:span text:style-name="T77">Он про</text:span><text:span text:style-name="T78">(</text:span><text:span text:style-name="T77">читает</text:span><text:span text:style-name="T78">)</text:span></text:p>
          </table:table-cell>
        </table:table-row>
      </table:table>
      <text:p text:style-name="P9"><text:span text:style-name="T26">Отрицанием служит частица </text:span><text:span text:style-name="Арабиййун"><text:span text:style-name="T48">لَا</text:span></text:span><text:span text:style-name="T26">, которая ставится </text:span><text:span text:style-name="T28">между префиксом </text:span><text:span text:style-name="Арабиййун"><text:span text:style-name="T28">سوف</text:span></text:span><text:span text:style-name="T28"> и</text:span><text:span text:style-name="T26"> глагол</text:span><text:span text:style-name="T28">ьной формой</text:span><text:span text:style-name="T27">. </text:span><text:span text:style-name="T28">Префикс </text:span><text:span text:style-name="Арабиййун"><text:span text:style-name="T28">س</text:span></text:span><text:span text:style-name="T28"> с отрицанием не употребляется.</text:span></text:p>
      <text:h text:style-name="Heading_20_2" text:outline-level="2">Прошедшее-длительное</text:h>
      <text:p text:style-name="Standard"><text:span text:style-name="T146">Образуется </text:span><text:span text:style-name="T147">из </text:span><text:span text:style-name="T150">формы прошедшего времени </text:span><text:span text:style-name="T147">вспомогательного глагола </text:span><text:span text:style-name="Арабиййун"><text:span text:style-name="T146">كَانَ</text:span></text:span><text:span text:style-name="T146"> </text:span><text:span text:style-name="T147">и формы настояще-будущего времени основного (значимого) глагола: </text:span><text:span text:style-name="Арабиййун"><text:span text:style-name="T146">كَانَ يَفْعَُِلُ</text:span></text:span><text:span text:style-name="T146">. </text:span><text:span text:style-name="T26">Отрицанием служит частица </text:span><text:span text:style-name="Арабиййун"><text:span text:style-name="T48">لَا</text:span></text:span><text:span text:style-name="T48">. </text:span><text:span text:style-name="T49">Страдательный залог образуется изменением значимой части глагола. Основные значения: выражает прошедшее время как не приуроченный к определенному моменту и не ограниченный в своей длительности процесс; выражает действие длительное или многократно повторяющееся в прошлом; будучи употребленной в составе сложного предложения наряду с формой прошедшего времени указывает на то, что длительное действие, начатое ранее другого прошедшего действия, все еще продолжалось (повторялось) в момент совершения другого действия.</text:span></text:p>
      <text:p text:style-name="Standard"><text:span text:style-name="T50">Также образуется сочетанием </text:span><text:span text:style-name="T54">формы прошедшего времени</text:span><text:span text:style-name="T50"> вспомогательного глагола </text:span><text:span text:style-name="Арабиййун"><text:span text:style-name="T48">كَانَ</text:span></text:span><text:span text:style-name="T48"> </text:span><text:span text:style-name="T50">с причастием действительного залога в винительном падеже: </text:span><text:span text:style-name="Арабиййун"><text:span text:style-name="T50">كَانَ فَاعِلًا</text:span></text:span><text:span text:style-name="T50">. </text:span><text:span text:style-name="T51">В отличии от глагольной, причастная конструкция выражает длительное действие не как процесс, а как свойственный субъекту в определенный длительный промежуток времени переменный признак.</text:span></text:p>
      <text:p text:style-name="Standard">На русский переводится формой прошедшего времени несовершенного вида.</text:p>
      <text:h text:style-name="Heading_20_2" text:outline-level="2"><text:soft-page-break/>Давнопрошедшее</text:h>
      <text:p text:style-name="Standard"><text:span text:style-name="T48">Образуется </text:span><text:span text:style-name="T52">из </text:span><text:span text:style-name="T54">формы прошедшего времени</text:span><text:span text:style-name="T52"> вспомогательного глагола </text:span><text:span text:style-name="Арабиййун"><text:span text:style-name="T48">كَانَ</text:span></text:span><text:span text:style-name="T48"> </text:span><text:span text:style-name="T52">и формы </text:span><text:span text:style-name="T53">прошедшего</text:span><text:span text:style-name="T52"> времени основного (значимого) глагола </text:span><text:span text:style-name="T53">и, обычно, включается также частица قَدْ, которая ставится либо перед значимой частью, либо (реже) перед вспомогательным глаголом</text:span><text:span text:style-name="T52">: </text:span><text:span text:style-name="Арабиййун"><text:span text:style-name="T48">كَانَ </text:span></text:span><text:span text:style-name="Арабиййун"><text:span text:style-name="T53">قَدْ</text:span></text:span><text:span text:style-name="Арабиййун"><text:span text:style-name="T48"> ف</text:span></text:span><text:span text:style-name="Арабиййун"><text:span text:style-name="T53">َ</text:span></text:span><text:span text:style-name="Арабиййун"><text:span text:style-name="T48">عَل</text:span></text:span><text:span text:style-name="Арабиййун"><text:span text:style-name="T53">َ</text:span></text:span><text:span text:style-name="T148">. </text:span><text:span text:style-name="T149">Выражает прошедшее действие, которое: совершилось ранее другого прошедшего действия; произошло давно и не связано с какими-либо другими прошедшими действиями.</text:span></text:p>
      <text:h text:style-name="Heading_20_2" text:outline-level="2"><text:span text:style-name="T149">Будущее-предварительное</text:span></text:h>
      <text:p text:style-name="P85"><text:span text:style-name="T150">Образуется из формы настояще-будущего времени вспомогательного глагола </text:span><text:span text:style-name="Арабиййун"><text:span text:style-name="T150">كَانَ</text:span></text:span><text:span text:style-name="T150"> и формы прошедшего времени основного (значимого) глагола. Перед значимой частью обычно ставится частица </text:span><text:span text:style-name="Арабиййун"><text:span text:style-name="T150">قَدْ</text:span></text:span><text:span text:style-name="T150">. Конструкция: </text:span><text:span text:style-name="Арабиййун"><text:span text:style-name="T150">يَكُونُ قَدْ فَعَلَ</text:span></text:span><text:span text:style-name="T150">. Значения: в составе сложного предложения, служит для выражения такого будущего действия, которое закончится ранее другого будущего действия или момента; без соотнесенности с другими будущими действиями выражает будущее действие с оттенком возможности, предположительности.</text:span></text:p>
      <text:h text:style-name="Heading_20_2" text:outline-level="2">Сослагательное наклонение</text:h>
      <text:p text:style-name="P22"><text:span text:style-name="T124">О</text:span><text:span text:style-name="T127">бразуется от настояще-будущего времени постановкой фатхи над последней коренной, удалением окончания </text:span><text:span text:style-name="Арабиййун"><text:span text:style-name="T66">ن </text:span></text:span><text:span text:style-name="T127">после долгого гласного и добавлением модальной частицы </text:span><text:span text:style-name="Арабиййун"><text:span text:style-name="T127">حَتَّى، لِ، كَىْ، أَنْ، لِكَىْ، إِلَى إِنْ</text:span></text:span><text:span text:style-name="T127"> (</text:span><text:span text:style-name="Акцент"><text:span text:style-name="T127">чтобы</text:span></text:span><text:span text:style-name="T127">) и т. п. </text:span><text:span text:style-name="T128">Глагол в сослагательном наклонении ставится после модальных слов и глаголов с модальными значениями. </text:span><text:span text:style-name="T129">В сочетании с частицей </text:span><text:span text:style-name="Арабиййун"><text:span text:style-name="T129">لَنْ</text:span></text:span><text:span text:style-name="T129"> (</text:span><text:span text:style-name="Акцент"><text:span text:style-name="T129">не, никогда не, никак не</text:span></text:span><text:span text:style-name="T129">), форма сослагательного наклонения выражает реальное, относящееся к будущему, действие с категорическим отрицанием и переводится с наречиями: </text:span><text:span text:style-name="Акцент"><text:span text:style-name="T129">отнюдь не, никогда, никак не</text:span></text:span><text:span text:style-name="T129"> и т. п.</text:span></text:p>
      <text:h text:style-name="Heading_20_2" text:outline-level="2">Модальные глаголы</text:h>
      <text:p text:style-name="P84"><text:span text:style-name="T32">Например: </text:span><text:span text:style-name="Арабиййун"><text:span text:style-name="T32">يُمْكِنُ ل</text:span></text:span><text:span text:style-name="T32"> <text:s/>(</text:span><text:span text:style-name="Акцент"><text:span text:style-name="T32">возможно</text:span></text:span><text:span text:style-name="T32">); </text:span><text:span text:style-name="Арабиййун"><text:span text:style-name="T32">يَجِبُ على</text:span></text:span><text:span text:style-name="T32"> (</text:span><text:span text:style-name="Акцент"><text:span text:style-name="T32">необходимо</text:span></text:span><text:span text:style-name="T32">); </text:span><text:span text:style-name="Арабиййун"><text:span text:style-name="T32">لَا يُجُوزُ أَنْ</text:span></text:span><text:span text:style-name="T32"> (</text:span><text:span text:style-name="Акцент"><text:span text:style-name="T32">нельзя</text:span></text:span><text:span text:style-name="T32">) и др. </text:span><text:span text:style-name="T33">Всегда </text:span><text:span text:style-name="T33">выступают в одной, «застывшей» форме. Соотнесенность ко времени выражается вспомогательным глаголом </text:span><text:span text:style-name="Арабиййун"><text:span text:style-name="T34">كَانَ</text:span></text:span><text:span text:style-name="T33">, а соотнесенность к лицу — слитным местоимением либо к глаголу, либо к предлогу при нем. </text:span><text:span text:style-name="T32">После модальных глаголов основной глагола ставится в сослагательном наклонении.</text:span></text:p>
      <text:h text:style-name="P97" text:outline-level="1"><text:soft-page-break/>Местоимения</text:h>
      <text:h text:style-name="P92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9"><text:span text:style-name="Заголовок_20_таблицы">Род</text:span></text:p>
            </table:table-cell>
            <table:table-cell table:style-name="Таблица4.A1" office:value-type="string">
              <text:p text:style-name="P29"><text:span text:style-name="Заголовок_20_таблицы">Лицо</text:span></text:p>
            </table:table-cell>
            <table:table-cell table:style-name="Таблица4.A1" office:value-type="string">
              <text:p text:style-name="P29"><text:span text:style-name="Заголовок_20_таблицы">Мн. число</text:span></text:p>
            </table:table-cell>
            <table:table-cell table:style-name="Таблица4.A1" office:value-type="string">
              <text:p text:style-name="P29"><text:span text:style-name="Заголовок_20_таблицы">Дв. число</text:span></text:p>
            </table:table-cell>
            <table:table-cell table:style-name="Таблица4.A1" office:value-type="string">
              <text:p text:style-name="P29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32">–</text:p>
          </table:table-cell>
          <table:table-cell table:style-name="Таблица4.B5" office:value-type="string">
            <text:p text:style-name="P32">1-е</text:p>
          </table:table-cell>
          <table:table-cell table:style-name="Таблица4.C5" office:value-type="string">
            <text:p text:style-name="P41"><text:span text:style-name="Арабиййун">نَحْنُ</text:span></text:p>
          </table:table-cell>
          <table:table-cell table:style-name="Таблица4.D4" office:value-type="string">
            <text:p text:style-name="P32"><text:span text:style-name="Арабиййун">–</text:span></text:p>
          </table:table-cell>
          <table:table-cell table:style-name="Таблица4.E5" office:value-type="string">
            <text:p text:style-name="P42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32">М.</text:p>
          </table:table-cell>
          <table:table-cell table:style-name="Таблица4.B5" office:value-type="string">
            <text:p text:style-name="P32">2-е</text:p>
          </table:table-cell>
          <table:table-cell table:style-name="Таблица4.C5" office:value-type="string">
            <text:p text:style-name="P43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42"><text:span text:style-name="Арабиййун">أَنْتُمَا</text:span></text:p>
          </table:table-cell>
          <table:table-cell table:style-name="Таблица4.E5" office:value-type="string">
            <text:p text:style-name="P42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32">Ж.</text:p>
          </table:table-cell>
          <table:table-cell table:style-name="Таблица4.B5" office:value-type="string">
            <text:p text:style-name="P32">2-е</text:p>
          </table:table-cell>
          <table:table-cell table:style-name="Таблица4.C5" office:value-type="string">
            <text:p text:style-name="P43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42"><text:span text:style-name="Арабиййун">أَنْتِ</text:span></text:p>
          </table:table-cell>
        </table:table-row>
        <table:table-row>
          <table:table-cell table:style-name="Таблица4.A5" office:value-type="string">
            <text:p text:style-name="P32">М.</text:p>
          </table:table-cell>
          <table:table-cell table:style-name="Таблица4.B5" office:value-type="string">
            <text:p text:style-name="P32">3-е</text:p>
          </table:table-cell>
          <table:table-cell table:style-name="Таблица4.C5" office:value-type="string">
            <text:p text:style-name="P43"><text:span text:style-name="Арабиййун">هُمْ</text:span></text:p>
          </table:table-cell>
          <table:table-cell table:style-name="Таблица4.D6" table:number-rows-spanned="2" office:value-type="string">
            <text:p text:style-name="P41"><text:span text:style-name="Арабиййун">هُمَا</text:span></text:p>
          </table:table-cell>
          <table:table-cell table:style-name="Таблица4.E5" office:value-type="string">
            <text:p text:style-name="P42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32">Ж.</text:p>
          </table:table-cell>
          <table:table-cell table:style-name="Таблица4.B6" office:value-type="string">
            <text:p text:style-name="P32">3-е</text:p>
          </table:table-cell>
          <table:table-cell table:style-name="Таблица4.C6" office:value-type="string">
            <text:p text:style-name="P43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42"><text:span text:style-name="Арабиййун">هِىَ</text:span></text:p>
          </table:table-cell>
        </table:table-row>
      </table:table>
      <text:h text:style-name="P93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9"><text:span text:style-name="Заголовок_20_таблицы">Ед. число</text:span></text:p>
            </table:table-cell>
            <table:table-cell table:style-name="Таблица9.A1" office:value-type="string">
              <text:p text:style-name="P29"><text:span text:style-name="Заголовок_20_таблицы">Дв. число</text:span></text:p>
            </table:table-cell>
            <table:table-cell table:style-name="Таблица9.A1" office:value-type="string">
              <text:p text:style-name="P29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41"><text:span text:style-name="Арабиййун"><text:span text:style-name="T79">هٰذَا</text:span></text:span><text:span text:style-name="T79"> </text:span><text:span text:style-name="T80">этот</text:span></text:p>
          </table:table-cell>
          <table:table-cell table:style-name="Таблица9.B2" office:value-type="string">
            <text:p text:style-name="P41"><text:span text:style-name="Арабиййун"><text:span text:style-name="T79">هٰذَانِ</text:span></text:span><text:span text:style-name="T79"> </text:span><text:span text:style-name="T80">эти (два)</text:span></text:p>
          </table:table-cell>
          <table:table-cell table:style-name="Таблица9.C2" office:value-type="string">
            <text:p text:style-name="P42"><text:span text:style-name="Арабиййун"><text:span text:style-name="T79">هَؤُﻻَءِ</text:span></text:span><text:span text:style-name="T79"> </text:span><text:span text:style-name="T80">эти (для лиц)</text:span></text:p>
          </table:table-cell>
        </table:table-row>
        <table:table-row>
          <table:table-cell table:style-name="Таблица9.A4" office:value-type="string">
            <text:p text:style-name="P41"><text:span text:style-name="Арабиййун"><text:span text:style-name="T79">هٰذِهِ</text:span></text:span><text:span text:style-name="T79"> </text:span><text:span text:style-name="T80">эта</text:span></text:p>
          </table:table-cell>
          <table:table-cell table:style-name="Таблица9.B4" office:value-type="string">
            <text:p text:style-name="P41"><text:span text:style-name="Арабиййун"><text:span text:style-name="T79">هَاتَانِ</text:span></text:span><text:span text:style-name="T79"> </text:span><text:span text:style-name="T80">эти (две)</text:span></text:p>
          </table:table-cell>
          <table:table-cell table:style-name="Таблица9.C4" office:value-type="string">
            <text:p text:style-name="P41"><text:span text:style-name="Арабиййун"><text:span text:style-name="T79">هٰذِهِ</text:span></text:span><text:span text:style-name="T79"> </text:span><text:span text:style-name="T80">эти (для всех прочих имен)</text:span></text:p>
          </table:table-cell>
        </table:table-row>
        <table:table-row>
          <table:table-cell table:style-name="Таблица9.A4" office:value-type="string">
            <text:p text:style-name="P41"><text:span text:style-name="Арабиййун"><text:span text:style-name="T81">ذٰلِكَ</text:span></text:span><text:span text:style-name="T81"> </text:span><text:span text:style-name="T80">тот</text:span></text:p>
          </table:table-cell>
          <table:table-cell table:style-name="Таблица9.B4" office:value-type="string">
            <text:p text:style-name="P41"><text:span text:style-name="Арабиййун"><text:span text:style-name="T81">ذَانِّكَ</text:span></text:span><text:span text:style-name="T81"> </text:span><text:span text:style-name="T80">те (двое)</text:span></text:p>
          </table:table-cell>
          <table:table-cell table:style-name="Таблица9.C4" office:value-type="string">
            <text:p text:style-name="P41"><text:span text:style-name="Арабиййун"><text:span text:style-name="T81">أُولٰئِكَ</text:span></text:span><text:span text:style-name="T81"> </text:span><text:span text:style-name="T80">те (для лиц)</text:span></text:p>
          </table:table-cell>
        </table:table-row>
        <table:table-row>
          <table:table-cell table:style-name="Таблица9.A5" office:value-type="string">
            <text:p text:style-name="P34"><text:span text:style-name="Арабиййун"><text:span text:style-name="T81">تِلْكَ</text:span></text:span><text:span text:style-name="T81"> </text:span><text:span text:style-name="T80">та</text:span></text:p>
          </table:table-cell>
          <table:table-cell table:style-name="Таблица9.B5" office:value-type="string">
            <text:p text:style-name="P41"><text:span text:style-name="Арабиййун"><text:span text:style-name="T81">تَانِّكَ</text:span></text:span><text:span text:style-name="T81"> </text:span><text:span text:style-name="T80">те (две)</text:span></text:p>
          </table:table-cell>
          <table:table-cell table:style-name="Таблица9.C5" office:value-type="string">
            <text:p text:style-name="P41"><text:span text:style-name="Арабиййун"><text:span text:style-name="T81">تِلْكَ</text:span></text:span><text:span text:style-name="T81"> </text:span><text:span text:style-name="T80">те (для всех прочих имен)</text:span></text:p>
          </table:table-cell>
        </table:table-row>
      </table:table>
      <text:h text:style-name="P92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30"><text:span text:style-name="Заголовок_20_таблицы">Число</text:span></text:p>
            </table:table-cell>
            <table:table-cell table:style-name="Таблица5.A1" office:value-type="string">
              <text:p text:style-name="P30"><text:span text:style-name="Заголовок_20_таблицы">Лицо, род</text:span></text:p>
            </table:table-cell>
            <table:table-cell table:style-name="Таблица5.A1" office:value-type="string">
              <text:p text:style-name="P30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31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31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44">Ед.</text:p>
          </table:table-cell>
          <table:table-cell table:style-name="Таблица5.B12" office:value-type="string">
            <text:p text:style-name="P44">1-е</text:p>
          </table:table-cell>
          <table:table-cell table:style-name="Таблица5.C12" office:value-type="string">
            <text:p text:style-name="P45"><text:span text:style-name="Арабиййун"><text:span text:style-name="T82"><text:note text:id="ftn1" text:note-class="footnote"><text:note-citation>1</text:note-citation><text:note-body><text:p text:style-name="P82"><text:span text:style-name="T83">Правая</text:span> форма для существительных, две <text:span text:style-name="T83">левые —</text:span><text:span text:style-name="T84"> </text:span>для глаголов и предлогов.</text:p></text:note-body></text:note></text:span></text:span><text:span text:style-name="Арабиййун"><text:span text:style-name="T82">ـِى</text:span></text:span><text:span text:style-name="T82">،</text:span><text:span text:style-name="Арабиййун"><text:span text:style-name="T82">نِى</text:span></text:span><text:span text:style-name="T82">،</text:span><text:span text:style-name="Арабиййун"><text:span text:style-name="T82">ىِ</text:span></text:span></text:p>
          </table:table-cell>
          <table:table-cell table:style-name="Таблица5.D12" office:value-type="string">
            <text:p text:style-name="P46">мой, моя, мое, мои</text:p>
          </table:table-cell>
          <table:table-cell table:style-name="Таблица5.E12" office:value-type="string">
            <text:p text:style-name="P34"><text:span text:style-name="T85">мне, </text:span><text:s/><text:span text:style-name="T86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44">2-е, м. р.</text:p>
          </table:table-cell>
          <table:table-cell table:style-name="Таблица5.C12" office:value-type="string">
            <text:p text:style-name="P45"><text:span text:style-name="Арабиййун">كَ</text:span></text:p>
          </table:table-cell>
          <table:table-cell table:style-name="Таблица5.D12" office:value-type="string">
            <text:p text:style-name="P46">твой, твоя, твое, твои</text:p>
          </table:table-cell>
          <table:table-cell table:style-name="Таблица5.E12" office:value-type="string">
            <text:p text:style-name="P47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4">2-е, ж. р.</text:p>
          </table:table-cell>
          <table:table-cell table:style-name="Таблица5.C12" office:value-type="string">
            <text:p text:style-name="P45"><text:span text:style-name="Арабиййун">كِ</text:span></text:p>
          </table:table-cell>
          <table:table-cell table:style-name="Таблица5.D12" office:value-type="string">
            <text:p text:style-name="P46">твой, твоя, твое, твои</text:p>
          </table:table-cell>
          <table:table-cell table:style-name="Таблица5.E12" office:value-type="string">
            <text:p text:style-name="P47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44">3-е, м. р.</text:p>
          </table:table-cell>
          <table:table-cell table:style-name="Таблица5.C12" office:value-type="string">
            <text:p text:style-name="P45"><text:span text:style-name="Арабиййун">هُ</text:span></text:p>
          </table:table-cell>
          <table:table-cell table:style-name="Таблица5.D12" office:value-type="string">
            <text:p text:style-name="P46">его</text:p>
          </table:table-cell>
          <table:table-cell table:style-name="Таблица5.E12" office:value-type="string">
            <text:p text:style-name="P47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44">3-е, ж. р.</text:p>
          </table:table-cell>
          <table:table-cell table:style-name="Таблица5.C6" office:value-type="string">
            <text:p text:style-name="P45"><text:span text:style-name="Арабиййун">هَا</text:span></text:p>
          </table:table-cell>
          <table:table-cell table:style-name="Таблица5.D6" office:value-type="string">
            <text:p text:style-name="P46">ее, их (неодуш.)</text:p>
          </table:table-cell>
          <table:table-cell table:style-name="Таблица5.E6" office:value-type="string">
            <text:p text:style-name="P47">ее, ей и т. д.</text:p>
          </table:table-cell>
        </table:table-row>
        <table:table-row>
          <table:table-cell table:style-name="Таблица5.A8" table:number-rows-spanned="2" office:value-type="string">
            <text:p text:style-name="P44">Дв.</text:p>
          </table:table-cell>
          <table:table-cell table:style-name="Таблица5.B7" office:value-type="string">
            <text:p text:style-name="P44">2-е</text:p>
          </table:table-cell>
          <table:table-cell table:style-name="Таблица5.C7" office:value-type="string">
            <text:p text:style-name="P45"><text:span text:style-name="Арабиййун">كُمَا</text:span></text:p>
          </table:table-cell>
          <table:table-cell table:style-name="Таблица5.D7" office:value-type="string">
            <text:p text:style-name="P46">ваш, ваше, ваша, ваши (вас обоих, вас обеих)</text:p>
          </table:table-cell>
          <table:table-cell table:style-name="Таблица5.E7" office:value-type="string">
            <text:p text:style-name="P47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44">3-<text:span text:style-name="T82">е</text:span></text:p>
          </table:table-cell>
          <table:table-cell table:style-name="Таблица5.C8" office:value-type="string">
            <text:p text:style-name="P45"><text:span text:style-name="Арабиййун">هُمَا</text:span></text:p>
          </table:table-cell>
          <table:table-cell table:style-name="Таблица5.D8" office:value-type="string">
            <text:p text:style-name="P46">их (обоих, обеих)</text:p>
          </table:table-cell>
          <table:table-cell table:style-name="Таблица5.E8" office:value-type="string">
            <text:p text:style-name="P47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44">Мн.</text:p>
          </table:table-cell>
          <table:table-cell table:style-name="Таблица5.B12" office:value-type="string">
            <text:p text:style-name="P44">1-е</text:p>
          </table:table-cell>
          <table:table-cell table:style-name="Таблица5.C12" office:value-type="string">
            <text:p text:style-name="P48"><text:span text:style-name="Арабиййун">نَا</text:span></text:p>
          </table:table-cell>
          <table:table-cell table:style-name="Таблица5.D12" office:value-type="string">
            <text:p text:style-name="P46">наш, наша, наше, наши</text:p>
          </table:table-cell>
          <table:table-cell table:style-name="Таблица5.E12" office:value-type="string">
            <text:p text:style-name="P47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4">2-е, м. р.</text:p>
          </table:table-cell>
          <table:table-cell table:style-name="Таблица5.C12" office:value-type="string">
            <text:p text:style-name="P48"><text:span text:style-name="Арабиййун">كُمْ</text:span></text:p>
          </table:table-cell>
          <table:table-cell table:style-name="Таблица5.D12" office:value-type="string">
            <text:p text:style-name="P46">ваш, ваша, ваше, ваши</text:p>
          </table:table-cell>
          <table:table-cell table:style-name="Таблица5.E12" office:value-type="string">
            <text:p text:style-name="P47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4">2-е, ж. р.</text:p>
          </table:table-cell>
          <table:table-cell table:style-name="Таблица5.C12" office:value-type="string">
            <text:p text:style-name="P48"><text:span text:style-name="Арабиййун">كُنَّ</text:span></text:p>
          </table:table-cell>
          <table:table-cell table:style-name="Таблица5.D12" office:value-type="string">
            <text:p text:style-name="P46">ваш, ваша, ваше, ваши</text:p>
          </table:table-cell>
          <table:table-cell table:style-name="Таблица5.E12" office:value-type="string">
            <text:p text:style-name="P47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44">3-е, м. р.</text:p>
          </table:table-cell>
          <table:table-cell table:style-name="Таблица5.C12" office:value-type="string">
            <text:p text:style-name="P48"><text:span text:style-name="Арабиййун">هُمْ</text:span></text:p>
          </table:table-cell>
          <table:table-cell table:style-name="Таблица5.D12" office:value-type="string">
            <text:p text:style-name="P46">их</text:p>
          </table:table-cell>
          <table:table-cell table:style-name="Таблица5.E12" office:value-type="string">
            <text:p text:style-name="P47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44">3-е, ж. р.</text:p>
          </table:table-cell>
          <table:table-cell table:style-name="Таблица5.C13" office:value-type="string">
            <text:p text:style-name="P48"><text:span text:style-name="Арабиййун">هُنَّ</text:span></text:p>
          </table:table-cell>
          <table:table-cell table:style-name="Таблица5.D13" office:value-type="string">
            <text:p text:style-name="P46">их</text:p>
          </table:table-cell>
          <table:table-cell table:style-name="Таблица5.E13" office:value-type="string">
            <text:p text:style-name="P47">их, им и т. д.</text:p>
          </table:table-cell>
        </table:table-row>
      </table:table>
      <text:p text:style-name="P11"><text:span text:style-name="Пункт"><text:span text:style-name="T87">П</text:span></text:span><text:span text:style-name="Пункт">рисоединяясь</text:span> к существительным, <text:span text:style-name="T87">с</text:span>литные местоимения выполняют функцию притяжательных местоимений. <text:span text:style-name="T88">При согласовании учитывается грамматический род владельца предмета, а не род самого предмета. Существительное ставиться в определенном состоянии, но без артикля. При склонении изменяется только падежное окончание существительного. </text:span><text:span text:style-name="T89">Однако, местоимения 3-го лица, за исключением ед. числа ж. рода, произносятся с кясрой, если им </text:span><text:span text:style-name="T89">предшествует кясра, долгий </text:span><text:span text:style-name="Арабиййун"><text:span text:style-name="T61">ـِى</text:span></text:span><text:span text:style-name="T89"> или дифтонг </text:span><text:span text:style-name="Арабиййун"><text:span text:style-name="T61">ـَىْ</text:span></text:span><text:span text:style-name="T89">.</text:span></text:p>
      <text:p text:style-name="P11"><text:span text:style-name="Пункт"><text:span text:style-name="T87">Присоединяясь</text:span></text:span> к глаголам и предлогам, <text:span text:style-name="T87">слитные местоимения выполняют функцию</text:span> личных местоимений в косвенных падежах. <text:span text:style-name="T89">Форма </text:span><text:span text:style-name="Арабиййун"><text:span text:style-name="T89">نِى</text:span></text:span><text:span text:style-name="T89"> используется с глаголами, а также с предлогами </text:span><text:span text:style-name="Арабиййун"><text:span text:style-name="T89">مِنْ</text:span></text:span><text:span text:style-name="T89">، </text:span><text:span text:style-name="Арабиййун"><text:span text:style-name="T89">عَنْ</text:span></text:span><text:span text:style-name="T89">, при которых удвоение </text:span><text:span text:style-name="Акцент"><text:span text:style-name="T89">н</text:span></text:span><text:span text:style-name="T89"> обозначается ташдидом. </text:span><text:span text:style-name="T90">При соединении местоимения 1-го лица с предлогами </text:span><text:span text:style-name="Арабиййун"><text:span text:style-name="T90">إِلَى</text:span></text:span><text:span text:style-name="T90">، </text:span><text:span text:style-name="Арабиййун"><text:span text:style-name="T90">عَلَى</text:span></text:span><text:span text:style-name="T90">، </text:span><text:span text:style-name="Арабиййун"><text:span text:style-name="T90">فِى</text:span></text:span><text:span text:style-name="T90"> удвоение </text:span><text:span text:style-name="Акцент"><text:span text:style-name="T90">и</text:span></text:span><text:span text:style-name="T90"> на письме не обозначается, но подразумевается или иногда обозначается ташдидом. <text:s/>При соединении остальных местоимени</text:span><text:span text:style-name="T91">й</text:span><text:span text:style-name="T90"> с предлогами </text:span><text:span text:style-name="Арабиййун"><text:span text:style-name="T90">إِلَى</text:span></text:span><text:span text:style-name="T90">، </text:span><text:span text:style-name="Арабиййун"><text:span text:style-name="T90">عَلَى</text:span></text:span><text:span text:style-name="T90"> они произносятся как </text:span><text:span text:style-name="Арабиййун"><text:span text:style-name="T90">إِلَيْـ</text:span></text:span><text:span text:style-name="T90">، </text:span><text:span text:style-name="Арабиййун"><text:span text:style-name="T90">عَلَيْـ</text:span></text:span><text:span text:style-name="T90">. При соединении местоимений, за исключением 1-го лица ед. числа, с предлогом </text:span><text:span text:style-name="Арабиййун"><text:span text:style-name="T90">لِ</text:span></text:span><text:span text:style-name="T90"> последний получает фатху. </text:span><text:span text:style-name="T92">При соединении с глаголом в форме 2-го лица множественного числа мужского рода прошедшего времени </text:span><text:span text:style-name="T93">между слитным местоимением и окончанием глагола включается </text:span><text:span text:style-name="Арабиййун"><text:span text:style-name="T93">ـُو</text:span></text:span><text:span text:style-name="T93">. </text:span><text:span text:style-name="T94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94">ـُوا</text:span></text:span><text:span text:style-name="T94"> опускается.</text:span></text:p>
      <text:h text:style-name="P92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49">Им.</text:p>
          </table:table-cell>
          <table:table-cell table:style-name="Таблица6.A1" office:value-type="string">
            <text:p text:style-name="P49"><text:span text:style-name="Арабиййун">أَ</text:span><text:span text:style-name="Арабиййун"><text:span text:style-name="T91">بِى</text:span></text:span><text:span text:style-name="T95"> мой отец</text:span></text:p>
          </table:table-cell>
          <table:table-cell table:style-name="Таблица6.A1" office:value-type="string">
            <text:p text:style-name="P50"><text:span text:style-name="Арабиййун"><text:span text:style-name="T96">أَبُوهُ</text:span></text:span><text:span text:style-name="T95"> его отца</text:span></text:p>
          </table:table-cell>
          <table:table-cell table:style-name="Таблица6.A1" office:value-type="string">
            <text:p text:style-name="P50"><text:span text:style-name="Арабиййун"><text:span text:style-name="T97">أَبُونَا</text:span></text:span><text:span text:style-name="T95"> наш отец</text:span></text:p>
          </table:table-cell>
        </table:table-row>
        <table:table-row>
          <table:table-cell table:style-name="Таблица6.A2" office:value-type="string">
            <text:p text:style-name="P49">Род.</text:p>
          </table:table-cell>
          <table:table-cell table:style-name="Таблица6.A2" office:value-type="string">
            <text:p text:style-name="P49"><text:span text:style-name="Арабиййун">أَ</text:span><text:span text:style-name="Арабиййун"><text:span text:style-name="T91">بِى</text:span></text:span><text:span text:style-name="T95"> моего отца</text:span></text:p>
          </table:table-cell>
          <table:table-cell table:style-name="Таблица6.A2" office:value-type="string">
            <text:p text:style-name="P50"><text:span text:style-name="Арабиййун"><text:span text:style-name="T96">أَبِيهِ</text:span></text:span><text:span text:style-name="T95"> его отца</text:span></text:p>
          </table:table-cell>
          <table:table-cell table:style-name="Таблица6.A2" office:value-type="string">
            <text:p text:style-name="P50"><text:span text:style-name="Арабиййун"><text:span text:style-name="T97">أَبِينَا</text:span></text:span><text:span text:style-name="T95"> нашего отца</text:span></text:p>
          </table:table-cell>
        </table:table-row>
        <table:table-row>
          <table:table-cell table:style-name="Таблица6.A3" office:value-type="string">
            <text:p text:style-name="P49">Вин.</text:p>
          </table:table-cell>
          <table:table-cell table:style-name="Таблица6.A3" office:value-type="string">
            <text:p text:style-name="P49"><text:span text:style-name="Арабиййун">أَ</text:span><text:span text:style-name="Арабиййун"><text:span text:style-name="T91">بِى</text:span></text:span><text:span text:style-name="T95"> моего отца</text:span></text:p>
          </table:table-cell>
          <table:table-cell table:style-name="Таблица6.A3" office:value-type="string">
            <text:p text:style-name="P50"><text:span text:style-name="Арабиййун"><text:span text:style-name="T96">أَبَاهُ</text:span></text:span><text:span text:style-name="T95"> его отца</text:span></text:p>
          </table:table-cell>
          <table:table-cell table:style-name="Таблица6.A3" office:value-type="string">
            <text:p text:style-name="P50"><text:span text:style-name="Арабиййун"><text:span text:style-name="T97">أَبَانَا</text:span></text:span><text:span text:style-name="T95"> нашего отца</text:span></text:p>
          </table:table-cell>
        </table:table-row>
      </table:table>
      <text:p text:style-name="P12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51">Им.</text:p>
          </table:table-cell>
          <table:table-cell table:style-name="Таблица7.A1" office:value-type="string">
            <text:p text:style-name="P51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51">Род.</text:p>
          </table:table-cell>
          <table:table-cell table:style-name="Таблица7.A2" office:value-type="string">
            <text:p text:style-name="P51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51">Вин.</text:p>
          </table:table-cell>
          <table:table-cell table:style-name="Таблица7.A3" office:value-type="string">
            <text:p text:style-name="P51"><text:span text:style-name="Арабиййун">أَبَا صديقى</text:span> отца моего товарища</text:p>
          </table:table-cell>
        </table:table-row>
      </table:table>
      <text:h text:style-name="P94" text:outline-level="2">Эквиваленты</text:h>
      <text:p text:style-name="P24"><text:span text:style-name="Пункт"><text:span text:style-name="T35">Слово</text:span></text:span><text:span text:style-name="T35"> </text:span><text:span text:style-name="Арабиййун"><text:span text:style-name="T35">كُلٌّ</text:span></text:span><text:span text:style-name="T35"> (</text:span><text:span text:style-name="Акцент"><text:span text:style-name="T35">совокупность</text:span></text:span><text:span text:style-name="T35">) в сочетании с последующим именем в родительном падеже:</text:span></text:p>
      <text:p text:style-name="P24"><text:span text:style-name="Акцент"><text:span text:style-name="T35">определенного</text:span></text:span><text:span text:style-name="T130"> </text:span><text:span text:style-name="T35">состояния получает значение местоимения </text:span><text:span text:style-name="Акцент"><text:span text:style-name="T35">весь</text:span></text:span><text:span text:style-name="T35">, </text:span><text:span text:style-name="Акцент"><text:span text:style-name="T35">вся</text:span></text:span><text:span text:style-name="T35">, </text:span><text:span text:style-name="Акцент"><text:span text:style-name="T35">все</text:span></text:span><text:span text:style-name="T35">, </text:span><text:span text:style-name="Акцент"><text:span text:style-name="T35">всё</text:span></text:span><text:span text:style-name="T35"> и т. д. </text:span><text:span text:style-name="T36">В этих же значениях слово </text:span><text:span text:style-name="Арабиййун"><text:span text:style-name="T35">كُلٌّ</text:span></text:span><text:span text:style-name="T35"> </text:span><text:span text:style-name="T36">может быть употреблено и в качестве приложения: тогда оно ставится после поясняемого слова со слитным местоимением, </text:span><text:span text:style-name="T37">при этом слово </text:span><text:span text:style-name="Арабиййун"><text:span text:style-name="T35">كُلٌّ</text:span></text:span><text:span text:style-name="T35"> </text:span><text:span text:style-name="T37">согласуется с поясняемым словом в падеже, а местоимение — в роде и числе;</text:span></text:p>
      <text:p text:style-name="P24"><text:span text:style-name="Акцент"><text:span text:style-name="T38">неопределенного</text:span></text:span><text:span text:style-name="T38"> состояния единственного числа получает значение </text:span><text:span text:style-name="Акцент"><text:span text:style-name="T38">каждый</text:span></text:span><text:span text:style-name="T38">, </text:span><text:span text:style-name="Акцент"><text:span text:style-name="T38">всякий</text:span></text:span><text:span text:style-name="T38">. В таких же значения слово </text:span><text:span text:style-name="Арабиййун"><text:span text:style-name="T35">كُلٌّ</text:span></text:span><text:span text:style-name="T35"> </text:span><text:span text:style-name="T38">используется, если поясняемое </text:span><text:span text:style-name="T39">стоит </text:span><text:span text:style-name="T38">во множественном числе определенном </text:span><text:span text:style-name="T38">состоянии с предлогом </text:span><text:span text:style-name="Арабиййун"><text:span text:style-name="T38">مِنْ</text:span></text:span><text:span text:style-name="T38">.</text:span></text:p>
      <text:p text:style-name="P23"><text:span text:style-name="Пункт"><text:span text:style-name="T40">Слово</text:span></text:span><text:span text:style-name="T40"> </text:span><text:span text:style-name="Арабиййун"><text:span text:style-name="T40">جَمِيعٌ</text:span></text:span><text:span text:style-name="T40"> (</text:span><text:span text:style-name="Акцент"><text:span text:style-name="T40">совокупность</text:span></text:span><text:span text:style-name="T40">) в сочетании с последующим существительным в родительном </text:span><text:span text:style-name="T40">падеже определенного состояния получает значение </text:span><text:span text:style-name="Акцент"><text:span text:style-name="T40">весь</text:span></text:span><text:span text:style-name="T40">, </text:span><text:span text:style-name="Акцент"><text:span text:style-name="T40">вся</text:span></text:span><text:span text:style-name="T40">, </text:span><text:span text:style-name="Акцент"><text:span text:style-name="T40">всё</text:span></text:span><text:span text:style-name="T40">. Однако, практически, оно чаще употребляется с именем во множественном числе и имеет значение </text:span><text:span text:style-name="Акцент"><text:span text:style-name="T40">все</text:span></text:span><text:span text:style-name="T40">.</text:span></text:p>
      <text:p text:style-name="P23"><text:span text:style-name="Пункт"><text:span text:style-name="T41">Слова</text:span></text:span><text:span text:style-name="T41"> </text:span><text:span text:style-name="Арабиййун"><text:span text:style-name="T41">ذَاتٌ، عَيْنٌ، نَفْسٌ</text:span></text:span><text:span text:style-name="T41"> (</text:span><text:span text:style-name="Акцент"><text:span text:style-name="T41">сущность, существо</text:span></text:span><text:span text:style-name="T41">) выполняют функции русских определительных местоимений </text:span><text:span text:style-name="Акцент"><text:span text:style-name="T41">сам</text:span></text:span><text:span text:style-name="T41"> и </text:span><text:span text:style-name="Акцент"><text:span text:style-name="T42">(тот же) са</text:span></text:span><text:span text:style-name="Акцент"><text:span text:style-name="T41">мый</text:span></text:span><text:span text:style-name="T41">. В значении </text:span><text:span text:style-name="Акцент"><text:span text:style-name="T41">сам</text:span></text:span><text:span text:style-name="T41"> обычно используется </text:span><text:span text:style-name="Арабиййун"><text:span text:style-name="T41">نَفْسٌ</text:span></text:span><text:span text:style-name="T41"> поставленное в постпозицию к поясняемому слову в сочетании с соответствующим слитным местоимением и с предлогом </text:span><text:span text:style-name="Арабиййун"><text:span text:style-name="T41">بِ</text:span></text:span><text:span text:style-name="T41">. </text:span><text:span text:style-name="T43">В значении </text:span><text:span text:style-name="Акцент"><text:span text:style-name="T43">самый</text:span></text:span><text:span text:style-name="T43"> используются все три варианта, как в препозиции, так и в постпозиции.</text:span></text:p>
      <text:p text:style-name="P23"><text:span text:style-name="Пункт"><text:span text:style-name="T44">Существительное</text:span></text:span><text:span text:style-name="T44"> </text:span><text:span text:style-name="Арабиййун"><text:span text:style-name="T45">شَىْءٌ</text:span></text:span><text:span text:style-name="T45"> </text:span><text:span text:style-name="T44">(</text:span><text:span text:style-name="Акцент"><text:span text:style-name="T44">нечто</text:span></text:span><text:span text:style-name="T44">) — для предметов — и числительное </text:span><text:span text:style-name="Арабиййун"><text:span text:style-name="T45">أَحَدٌ</text:span></text:span><text:span text:style-name="T44"> (</text:span><text:span text:style-name="Акцент"><text:span text:style-name="T44">один, некто</text:span></text:span><text:span text:style-name="T44">) — для лиц — </text:span><text:span text:style-name="T46">в положительных предложениях выполняют функции русских неопределенных местоимений </text:span><text:span text:style-name="Акцент"><text:span text:style-name="T46">некто, нечто, что-то</text:span></text:span><text:span text:style-name="T46"> и т. д., в отрицательных — </text:span><text:span text:style-name="Акцент"><text:span text:style-name="T46">никто, ничто</text:span></text:span><text:span text:style-name="T46"> и т. д.</text:span></text:p>
      <text:p text:style-name="P23"><text:span text:style-name="Пункт"><text:span text:style-name="T47">Слово</text:span></text:span><text:span text:style-name="T47"> </text:span><text:span text:style-name="Арабиййун"><text:span text:style-name="T41">نَفْسٌ</text:span></text:span><text:span text:style-name="T41">, </text:span><text:span text:style-name="T47">поставленное в постпозицию к поясняемому слову в сочетании с соответствующим </text:span><text:span text:style-name="T47">слитным местоимением, выполняет функцию русского возвратного местоимения </text:span><text:span text:style-name="Акцент"><text:span text:style-name="T47">себя</text:span></text:span><text:span text:style-name="T47">.</text:span></text:p>
      <text:h text:style-name="P98" text:outline-level="1">Прилагательные</text:h>
      <text:h text:style-name="P92" text:outline-level="2">Качественные</text:h>
      <text:p text:style-name="P13">Наибольшее распространение имеют следующие формулы:</text:p>
      <text:p text:style-name="P13"><text:soft-page-break/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4"><text:span text:style-name="T98">Женский род от </text:span><text:span text:style-name="T99">правых</text:span><text:span text:style-name="T98"> трех образуется стандартным образом </text:span><text:span text:style-name="T99">(</text:span><text:span text:style-name="Арабиййун"><text:span text:style-name="T99">ـَةٌ</text:span></text:span><text:span text:style-name="T99">)</text:span><text:span text:style-name="T98">, </text:span><text:span text:style-name="T99">левая</text:span><text:span text:style-name="T98"> же формула общая для обеих родов.</text:span></text:p>
      <text:p text:style-name="P15"><text:span text:style-name="Пункт"><text:span text:style-name="T111">Сравнительная</text:span></text:span><text:span text:style-name="T111"> степень, </text:span><text:span text:style-name="T112">вне зависимости от рода и числа имени, </text:span><text:span text:style-name="T111">образуется по формуле </text:span><text:span text:style-name="Арабиййун"><text:span text:style-name="T111">أَفْعَلُ مِنْ</text:span></text:span><text:span text:style-name="T111">. </text:span><text:span text:style-name="T113">Если непосредственно за прилагательным следует глагол, то к предлогу </text:span><text:span text:style-name="Арабиййун"><text:span text:style-name="T111">مِنْ </text:span></text:span><text:span text:style-name="T113">добавляется местоимение </text:span><text:span text:style-name="Арабиййун"><text:span text:style-name="T113">مَا</text:span></text:span><text:span text:style-name="T113">, которые объединяются в </text:span><text:span text:style-name="Арабиййун"><text:span text:style-name="T113">مِمَّا</text:span></text:span><text:span text:style-name="T113">.</text:span></text:p>
      <text:p text:style-name="P16"><text:span text:style-name="Пункт"><text:span text:style-name="T114">Превосходная</text:span></text:span><text:span text:style-name="T114"> степень образуется по формуле </text:span><text:span text:style-name="Арабиййун"><text:span text:style-name="T115">أَفْعَلُ</text:span></text:span><text:span text:style-name="T114"> для мужского рода, </text:span><text:span text:style-name="Арабиййун"><text:span text:style-name="T115">فُعْلَى</text:span></text:span><text:span text:style-name="T114"> — для женского. </text:span><text:span text:style-name="T116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116">перед</text:span></text:span><text:span text:style-name="T116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117">В значении </text:span><text:span text:style-name="Акцент"><text:span text:style-name="T117">один из самых</text:span></text:span><text:span text:style-name="T117"> ставится</text:span><text:span text:style-name="T118"> перед именем в единственном числе родительном падеже неопределенном состоянии.</text:span></text:p>
      <text:p text:style-name="P17"><text:span text:style-name="Пункт"><text:span text:style-name="T119">Качественные</text:span></text:span><text:span text:style-name="T119"> прилагательные, оканчивающиеся на </text:span><text:span text:style-name="Арабиййун"><text:span text:style-name="T98">ـِىٌّ</text:span></text:span><text:span text:style-name="T119">, образуют степени по формул</text:span><text:span text:style-name="T120">ам </text:span><text:span text:style-name="Арабиййун"><text:span text:style-name="T119">أَفْعَى مِنْ</text:span></text:span><text:span text:style-name="T119"> </text:span><text:span text:style-name="T120">и </text:span><text:span text:style-name="Арабиййун"><text:span text:style-name="T119">أَفْعَى</text:span></text:span><text:span text:style-name="T119">. </text:span><text:span text:style-name="T121">Женский род превосходной степени для этих прилагательных образуется по формуле </text:span><text:span text:style-name="Арабиййун"><text:span text:style-name="T121">فُعْيَا</text:span></text:span><text:span text:style-name="T121">. </text:span><text:span text:style-name="T122">Множественное число превосходной степени мужского рода образуется по формуле </text:span><text:span text:style-name="Арабиййун"><text:span text:style-name="T122">أَلْأَفَاعِلُ</text:span></text:span><text:span text:style-name="T122">, женского — </text:span><text:span text:style-name="Арабиййун"><text:span text:style-name="T122">أَلْفُعْلَيَاتُ</text:span></text:span><text:span text:style-name="T122">.</text:span></text:p>
      <text:h text:style-name="P87" text:outline-level="2">Относительные</text:h>
      <text:p text:style-name="P13">Образуются от существительных при помощи окончания <text:span text:style-name="Арабиййун">ـِىٌّ</text:span>.</text:p>
      <text:p text:style-name="P13">Если имя оканчивается на <text:span text:style-name="Арабиййун">ـَةٌ</text:span>, то оно опускается.</text:p>
      <text:p text:style-name="P13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13">Имя, состоящее из двух коренных, дополняется третьей – <text:span text:style-name="Арабиййун">و</text:span>. При этом окончание <text:span text:style-name="Арабиййун">ـَةٌ</text:span>, если оно имеется, опускается.</text:p>
      <text:p text:style-name="P13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87" text:outline-level="2">Обозначающие цвет или внешнее качество</text:h>
      <text:p text:style-name="P13"><text:span text:style-name="Арабиййун">أَفْعَلُ</text:span> <text:span text:style-name="T100">—</text:span> для мужского рода.</text:p>
      <text:p text:style-name="P13"><text:span text:style-name="Арабиййун">فَعْلَاءُ</text:span> <text:span text:style-name="T100">—</text:span> для женского рода.</text:p>
      <text:p text:style-name="P13"><text:span text:style-name="Арабиййун">فُعْلٌ</text:span> <text:span text:style-name="T100">—</text:span> множественное число для обоих родов.</text:p>
      <text:h text:style-name="P95" text:outline-level="2"><text:soft-page-break/>Описательная форма степеней</text:h>
      <text:p text:style-name="P83"><text:span text:style-name="T123">От прилагательных, образованных по формуле </text:span><text:span text:style-name="Арабиййун"><text:span text:style-name="T31">أَفْعَلُ</text:span></text:span><text:span text:style-name="T123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23">كثير</text:span></text:span><text:span text:style-name="T123"> большой, многочисленный, </text:span><text:span text:style-name="Арабиййун"><text:span text:style-name="T123">شديد</text:span></text:span><text:span text:style-name="T123"> сильный и пр. с существительным в винительном падеже неопределенного состояния.</text:span></text:p>
      <text:h text:style-name="P96" text:outline-level="1">Определения</text:h>
      <text:h text:style-name="P88" text:outline-level="2">Согласованные</text:h>
      <text:p text:style-name="P14"><text:span text:style-name="T101">Чаще всего являются именами прилагательными. Ставятся после определяемого и соглас</text:span><text:span text:style-name="T102">у</text:span><text:span text:style-name="T101">ются с ним в роде, числе, падеже и состоянии.</text:span></text:p>
      <text:h text:style-name="P88" text:outline-level="2">Несогласованные</text:h>
      <text:p text:style-name="P14"><text:span text:style-name="T101">Выражены существительным в родительном падеже с предлогом или без него. Без предлога: опре</text:span><text:span text:style-name="T102">д</text:span><text:span text:style-name="T101">е</text:span><text:span text:style-name="T102">л</text:span><text:span text:style-name="T101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определение) в родительном падеже, состояние которого зависит от степени определ</text:span><text:span text:style-name="T102">е</text:span><text:span text:style-name="T101">нности предмета.</text:span></text:p>
      <text:p text:style-name="P14"><text:span text:style-name="T101">При наличии как согласованного, так и несогласованного определ</text:span><text:span text:style-name="T102">е</text:span><text:span text:style-name="T101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4"><text:span text:style-name="T101">Общая схема: </text:span><text:span text:style-name="Акцент"><text:span text:style-name="T101">определяемое </text:span></text:span><text:span text:style-name="Акцент"><text:span text:style-name="T102">+</text:span></text:span><text:span text:style-name="Акцент"><text:span text:style-name="T101"> указ. мест. к опр. в род. п. </text:span></text:span><text:span text:style-name="Акцент"><text:span text:style-name="T102">+</text:span></text:span><text:span text:style-name="Акцент"><text:span text:style-name="T101"> опр. в род. п. </text:span></text:span><text:span text:style-name="Акцент"><text:span text:style-name="T102">+</text:span></text:span><text:span text:style-name="Акцент"><text:span text:style-name="T101"> согл. опр. к опр. в род. п. </text:span></text:span><text:span text:style-name="Акцент"><text:span text:style-name="T102">+</text:span></text:span><text:span text:style-name="Акцент"><text:span text:style-name="T101"> согл. опр. к определяемому </text:span></text:span><text:span text:style-name="Акцент"><text:span text:style-name="T102">+</text:span></text:span><text:span text:style-name="Акцент"><text:span text:style-name="T101"> указ. мест. к определяемому</text:span></text:span><text:span text:style-name="T101">:</text:span></text:p>
      <text:p text:style-name="P14"><text:span text:style-name="T101">.</text:span><text:span text:style-name="Арабиййун"><text:span text:style-name="T101">غُرْفَةُ عَامِلِ آلْمَصْنَعِ آلْكَبِيرِ آلْوَاسِعَةُ وَ آلْنَّظِيفَةُ ه</text:span></text:span><text:span text:style-name="Арабиййун"><text:span text:style-name="T103">ٰ</text:span></text:span><text:span text:style-name="Арабиййун"><text:span text:style-name="T101">ذِهِ</text:span></text:span></text:p>
      <text:p text:style-name="P18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4"><text:span text:style-name="T101">.</text:span><text:span text:style-name="Арабиййун"><text:span text:style-name="T101">هٰذِهِ آلْغُرْفَةُ آلْوَاسِعَةُ وَ آلْنَّظِيفَةُ لِعَامِلِ آلْمَصْنَعِ آلْكَبِيرِ</text:span></text:span></text:p>
      <text:p text:style-name="P14"><text:span text:style-name="T101">Предложное определение обычно ставится в опре</text:span><text:span text:style-name="T104">д</text:span><text:span text:style-name="T101">е</text:span><text:span text:style-name="T104">ле</text:span><text:span text:style-name="T101">нном состоянии.</text:span></text:p>
      <text:h text:style-name="P96" text:outline-level="1"><text:soft-page-break/>Число имени</text:h>
      <text:h text:style-name="P89" text:outline-level="2">Двойственное</text:h>
      <text:p text:style-name="P19"><text:span text:style-name="Арабиййун">ـَانِ</text:span> <text:span text:style-name="T105">—</text:span> в именительном падеже.</text:p>
      <text:p text:style-name="P19"><text:span text:style-name="Арабиййун">ـَيْنِ</text:span> <text:span text:style-name="T105">—</text:span> в родительном и винительном падежах.</text:p>
      <text:h text:style-name="P89" text:outline-level="2">Множественное "целое"</text:h>
      <text:p text:style-name="P19">От имен мужского рода, обозначающих лиц:</text:p>
      <text:p text:style-name="P19"><text:span text:style-name="Арабиййун">ـُونَ</text:span> <text:span text:style-name="T105">—</text:span> в именительном падеже,</text:p>
      <text:p text:style-name="P19"><text:span text:style-name="Арабиййун">ـِينَ</text:span> <text:span text:style-name="T105">—</text:span> в родительном и винительном падежах.</text:p>
      <text:p text:style-name="P19">От имен женского рода:</text:p>
      <text:p text:style-name="P19"><text:span text:style-name="Арабиййун">ـَاتٌ</text:span> <text:span text:style-name="T105">—</text:span> в именительном падеже,</text:p>
      <text:p text:style-name="P19"><text:span text:style-name="Арабиййун">ـَاتٍ</text:span> <text:span text:style-name="T105">—</text:span> в родительном и винительном падежах.</text:p>
      <text:p text:style-name="P19"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4"><text:span text:style-name="Пункт"><text:span text:style-name="T106">Правило</text:span></text:span></text:p>
      <text:p text:style-name="P21"><text:span text:style-name="T29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9"> вместе с ог</text:span><text:span text:style-name="T30">л</text:span><text:span text:style-name="T29">асовкой. При этом стяжение вновь образовавшегося долгого запрещено.</text:span></text:p>
      <text:h text:style-name="P96" text:outline-level="1">Предлоги</text:h>
      <text:p text:style-name="P28"><text:span text:style-name="T107">Существительные после предлогов всегда стоят в родительном пад</text:span><text:span text:style-name="T108">е</text:span><text:span text:style-name="T107">же. </text:span><text:span text:style-name="T109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52"><text:span text:style-name="Заголовок_20_таблицы">Предлог</text:span></text:p>
            </table:table-cell>
            <table:table-cell table:style-name="Таблица8.A1" office:value-type="string">
              <text:p text:style-name="P52"><text:span text:style-name="Заголовок_20_таблицы">Пишется</text:span></text:p>
            </table:table-cell>
            <table:table-cell table:style-name="Таблица8.A1" office:value-type="string">
              <text:p text:style-name="P52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21" office:value-type="string">
            <text:p text:style-name="P53"><text:span text:style-name="Арабиййун">لِ</text:span></text:p>
          </table:table-cell>
          <table:table-cell table:style-name="Таблица8.B21" office:value-type="string">
            <text:p text:style-name="P56">Слитно</text:p>
          </table:table-cell>
          <table:table-cell table:style-name="Таблица8.C21" office:value-type="string">
            <text:p text:style-name="P57">Дательный падеж</text:p>
          </table:table-cell>
        </table:table-row>
        <table:table-row>
          <table:table-cell table:style-name="Таблица8.A21" office:value-type="string">
            <text:p text:style-name="P53"><text:span text:style-name="Арабиййун">عَنْ</text:span></text:p>
          </table:table-cell>
          <table:table-cell table:style-name="Таблица8.B21" office:value-type="string">
            <text:p text:style-name="P56">Раздельно</text:p>
          </table:table-cell>
          <table:table-cell table:style-name="Таблица8.C21" office:value-type="string">
            <text:p text:style-name="P57">О, об</text:p>
          </table:table-cell>
        </table:table-row>
        <table:table-row>
          <table:table-cell table:style-name="Таблица8.A21" office:value-type="string">
            <text:p text:style-name="P53"><text:span text:style-name="Арабиййун">مَعَ</text:span></text:p>
          </table:table-cell>
          <table:table-cell table:style-name="Таблица8.B21" office:value-type="string">
            <text:p text:style-name="P56">Раздельно</text:p>
          </table:table-cell>
          <table:table-cell table:style-name="Таблица8.C21" office:value-type="string">
            <text:p text:style-name="P57">С, вместе с, при</text:p>
          </table:table-cell>
        </table:table-row>
        <table:table-row>
          <table:table-cell table:style-name="Таблица8.A21" office:value-type="string">
            <text:p text:style-name="P53"><text:span text:style-name="Арабиййун">بِ</text:span></text:p>
          </table:table-cell>
          <table:table-cell table:style-name="Таблица8.B21" office:value-type="string">
            <text:p text:style-name="P56">Слитно</text:p>
          </table:table-cell>
          <table:table-cell table:style-name="Таблица8.C21" office:value-type="string">
            <text:p text:style-name="P57">Посредством, путем (творительный падеж)</text:p>
          </table:table-cell>
        </table:table-row>
        <text:soft-page-break/>
        <table:table-row>
          <table:table-cell table:style-name="Таблица8.A21" office:value-type="string">
            <text:p text:style-name="P55"><text:span text:style-name="Арабиййун"><text:span text:style-name="T145">كَ</text:span></text:span></text:p>
          </table:table-cell>
          <table:table-cell table:style-name="Таблица8.B21" office:value-type="string">
            <text:p text:style-name="P74">Слитно</text:p>
          </table:table-cell>
          <table:table-cell table:style-name="Таблица8.C21" office:value-type="string">
            <text:p text:style-name="P75">Как, подобно</text:p>
          </table:table-cell>
        </table:table-row>
        <table:table-row>
          <table:table-cell table:style-name="Таблица8.A21" office:value-type="string">
            <text:p text:style-name="P53"><text:span text:style-name="Арабиййун">فِى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В, о, относительно</text:p>
          </table:table-cell>
        </table:table-row>
        <table:table-row>
          <table:table-cell table:style-name="Таблица8.A21" office:value-type="string">
            <text:p text:style-name="P54"><text:span text:style-name="Арабиййун"><text:span text:style-name="T144">دَاخِلَ</text:span></text:span></text:p>
          </table:table-cell>
          <table:table-cell table:style-name="Таблица8.B21" office:value-type="string">
            <text:p text:style-name="P76">Раздельно</text:p>
          </table:table-cell>
          <table:table-cell table:style-name="Таблица8.C21" office:value-type="string">
            <text:p text:style-name="P79">В, внутри</text:p>
          </table:table-cell>
        </table:table-row>
        <table:table-row>
          <table:table-cell table:style-name="Таблица8.A21" office:value-type="string">
            <text:p text:style-name="P53"><text:span text:style-name="Арабиййун">تَحْتَ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Под</text:p>
          </table:table-cell>
        </table:table-row>
        <table:table-row>
          <table:table-cell table:style-name="Таблица8.A21" office:value-type="string">
            <text:p text:style-name="P61"><text:span text:style-name="Арабиййун">فَوْقَ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Над</text:p>
          </table:table-cell>
        </table:table-row>
        <table:table-row>
          <table:table-cell table:style-name="Таблица8.A21" office:value-type="string">
            <text:p text:style-name="P61"><text:span text:style-name="Арабиййун">عَلَى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На</text:p>
          </table:table-cell>
        </table:table-row>
        <table:table-row>
          <table:table-cell table:style-name="Таблица8.A21" office:value-type="string">
            <text:p text:style-name="P61"><text:span text:style-name="Арабиййун">بَيْنَ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Между</text:p>
          </table:table-cell>
        </table:table-row>
        <table:table-row>
          <table:table-cell table:style-name="Таблица8.A21" office:value-type="string">
            <text:p text:style-name="P61"><text:span text:style-name="Арабиййун">مِنْ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От, из</text:p>
          </table:table-cell>
        </table:table-row>
        <table:table-row>
          <table:table-cell table:style-name="Таблица8.A21" office:value-type="string">
            <text:p text:style-name="P61"><text:span text:style-name="Арабиййун">وَرَاءَ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За, позади</text:p>
          </table:table-cell>
        </table:table-row>
        <table:table-row>
          <table:table-cell table:style-name="Таблица8.A21" office:value-type="string">
            <text:p text:style-name="P62"><text:span text:style-name="Арабиййун"><text:span text:style-name="T110">حَوْلَ</text:span></text:span></text:p>
          </table:table-cell>
          <table:table-cell table:style-name="Таблица8.B21" office:value-type="string">
            <text:p text:style-name="P72">Раздельно</text:p>
          </table:table-cell>
          <table:table-cell table:style-name="Таблица8.C21" office:value-type="string">
            <text:p text:style-name="P73">Вокруг, о, об, за</text:p>
          </table:table-cell>
        </table:table-row>
        <table:table-row>
          <table:table-cell table:style-name="Таблица8.A21" office:value-type="string">
            <text:p text:style-name="P63"><text:span text:style-name="Арабиййун">إِلَى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К</text:p>
          </table:table-cell>
        </table:table-row>
        <table:table-row>
          <table:table-cell table:style-name="Таблица8.A21" office:value-type="string">
            <text:p text:style-name="P63"><text:span text:style-name="Арабиййун">أَمَامَ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Перед <text:span text:style-name="T145">(пространство)</text:span></text:p>
          </table:table-cell>
        </table:table-row>
        <table:table-row>
          <table:table-cell table:style-name="Таблица8.A21" office:value-type="string">
            <text:p text:style-name="P64"><text:span text:style-name="Арабиййун"><text:span text:style-name="T145">قَبْلَ</text:span></text:span></text:p>
          </table:table-cell>
          <table:table-cell table:style-name="Таблица8.B21" office:value-type="string">
            <text:p text:style-name="P58">Раздельно</text:p>
          </table:table-cell>
          <table:table-cell table:style-name="Таблица8.C21" office:value-type="string">
            <text:p text:style-name="P60">Перед <text:span text:style-name="T145">(время)</text:span></text:p>
          </table:table-cell>
        </table:table-row>
        <table:table-row>
          <table:table-cell table:style-name="Таблица8.A21" office:value-type="string">
            <text:p text:style-name="P64"><text:span text:style-name="Арабиййун"><text:span text:style-name="T145">قُبَيْلَ</text:span></text:span></text:p>
          </table:table-cell>
          <table:table-cell table:style-name="Таблица8.B21" office:value-type="string">
            <text:p text:style-name="P59">Раздельно</text:p>
          </table:table-cell>
          <table:table-cell table:style-name="Таблица8.C21" office:value-type="string">
            <text:p text:style-name="P75">Накануне</text:p>
          </table:table-cell>
        </table:table-row>
        <table:table-row>
          <table:table-cell table:style-name="Таблица8.A21" office:value-type="string">
            <text:p text:style-name="P64"><text:span text:style-name="Арабиййун"><text:span text:style-name="T145">بَعْدَ</text:span></text:span></text:p>
          </table:table-cell>
          <table:table-cell table:style-name="Таблица8.B21" office:value-type="string">
            <text:p text:style-name="P59">Раздельно</text:p>
          </table:table-cell>
          <table:table-cell table:style-name="Таблица8.C21" office:value-type="string">
            <text:p text:style-name="P75">После (время)</text:p>
          </table:table-cell>
        </table:table-row>
        <table:table-row>
          <table:table-cell table:style-name="Таблица8.A21" office:value-type="string">
            <text:p text:style-name="P64"><text:span text:style-name="Арабиййун"><text:span text:style-name="T145">بُعَيْدَ</text:span></text:span></text:p>
          </table:table-cell>
          <table:table-cell table:style-name="Таблица8.B21" office:value-type="string">
            <text:p text:style-name="P59">Раздельно</text:p>
          </table:table-cell>
          <table:table-cell table:style-name="Таблица8.C21" office:value-type="string">
            <text:p text:style-name="P75">Вскоре после</text:p>
          </table:table-cell>
        </table:table-row>
        <table:table-row>
          <table:table-cell table:style-name="Таблица8.A28" office:value-type="string">
            <text:p text:style-name="P65"><text:span text:style-name="Арабиййун">عِنْدَ</text:span></text:p>
          </table:table-cell>
          <table:table-cell table:style-name="Таблица8.B28" office:value-type="string">
            <text:p text:style-name="P65">Раздельно</text:p>
          </table:table-cell>
          <table:table-cell table:style-name="Таблица8.C28" office:value-type="string">
            <text:p text:style-name="P70">У</text:p>
          </table:table-cell>
        </table:table-row>
        <table:table-row>
          <table:table-cell table:style-name="Таблица8.A28" office:value-type="string">
            <text:p text:style-name="P69"><text:span text:style-name="Арабиййун"><text:span text:style-name="T145">عَبْرَ</text:span></text:span></text:p>
          </table:table-cell>
          <table:table-cell table:style-name="Таблица8.B28" office:value-type="string">
            <text:p text:style-name="P69">Раздельно</text:p>
          </table:table-cell>
          <table:table-cell table:style-name="Таблица8.C28" office:value-type="string">
            <text:p text:style-name="P75">Через</text:p>
          </table:table-cell>
        </table:table-row>
        <table:table-row>
          <table:table-cell table:style-name="Таблица8.A28" office:value-type="string">
            <text:p text:style-name="P67"><text:span text:style-name="Арабиййун"><text:span text:style-name="T143">إِنَّانَ</text:span></text:span></text:p>
          </table:table-cell>
          <table:table-cell table:style-name="Таблица8.B28" office:value-type="string">
            <text:p text:style-name="P77">Раздельно</text:p>
          </table:table-cell>
          <table:table-cell table:style-name="Таблица8.C28" office:value-type="string">
            <text:p text:style-name="P78">Во время, в течение</text:p>
          </table:table-cell>
        </table:table-row>
        <table:table-row>
          <table:table-cell table:style-name="Таблица8.A28" office:value-type="string">
            <text:p text:style-name="P67"><text:span text:style-name="Арабиййун"><text:span text:style-name="T143">خِلَالَ</text:span></text:span></text:p>
          </table:table-cell>
          <table:table-cell table:style-name="Таблица8.B28" office:value-type="string">
            <text:p text:style-name="P77">Раздельно</text:p>
          </table:table-cell>
          <table:table-cell table:style-name="Таблица8.C28" office:value-type="string">
            <text:p text:style-name="P78">Во время, в течение</text:p>
          </table:table-cell>
        </table:table-row>
        <table:table-row>
          <table:table-cell table:style-name="Таблица8.A28" office:value-type="string">
            <text:p text:style-name="P68"><text:span text:style-name="Арабиййун"><text:span text:style-name="T144">بَدْلَ</text:span></text:span></text:p>
          </table:table-cell>
          <table:table-cell table:style-name="Таблица8.B28" office:value-type="string">
            <text:p text:style-name="P76">Раздельно</text:p>
          </table:table-cell>
          <table:table-cell table:style-name="Таблица8.C28" office:value-type="string">
            <text:p text:style-name="P79">Вместо, взамен</text:p>
          </table:table-cell>
        </table:table-row>
        <table:table-row>
          <table:table-cell table:style-name="Таблица8.A28" office:value-type="string">
            <text:p text:style-name="P68"><text:span text:style-name="Арабиййун"><text:span text:style-name="T144">خَارِجَ</text:span></text:span></text:p>
          </table:table-cell>
          <table:table-cell table:style-name="Таблица8.B28" office:value-type="string">
            <text:p text:style-name="P76">Раздельно</text:p>
          </table:table-cell>
          <table:table-cell table:style-name="Таблица8.C28" office:value-type="string">
            <text:p text:style-name="P79">Вне</text:p>
          </table:table-cell>
        </table:table-row>
        <table:table-row>
          <table:table-cell table:style-name="Таблица8.A28" office:value-type="string">
            <text:p text:style-name="P68"><text:span text:style-name="Арабиййун"><text:span text:style-name="T144">قُرْبَ</text:span></text:span></text:p>
          </table:table-cell>
          <table:table-cell table:style-name="Таблица8.B28" office:value-type="string">
            <text:p text:style-name="P76">Раздельно</text:p>
          </table:table-cell>
          <table:table-cell table:style-name="Таблица8.C28" office:value-type="string">
            <text:p text:style-name="P79">Близ, около</text:p>
          </table:table-cell>
        </table:table-row>
        <text:soft-page-break/>
        <table:table-row>
          <table:table-cell table:style-name="Таблица8.A29" office:value-type="string">
            <text:p text:style-name="P66"><text:span text:style-name="Арабиййун"><text:span text:style-name="T142">زُهَاءَ</text:span></text:span></text:p>
          </table:table-cell>
          <table:table-cell table:style-name="Таблица8.B29" office:value-type="string">
            <text:p text:style-name="P80">Раздельно</text:p>
          </table:table-cell>
          <table:table-cell table:style-name="Таблица8.C29" office:value-type="string">
            <text:p text:style-name="P81">Около</text:p>
          </table:table-cell>
        </table:table-row>
        <table:table-row>
          <table:table-cell table:style-name="Таблица8.A30" office:value-type="string">
            <text:p text:style-name="P66"><text:span text:style-name="Арабиййун"><text:span text:style-name="T142">نَحْوَ</text:span></text:span></text:p>
          </table:table-cell>
          <table:table-cell table:style-name="Таблица8.B30" office:value-type="string">
            <text:p text:style-name="P80">Раздельно</text:p>
          </table:table-cell>
          <table:table-cell table:style-name="Таблица8.C30" office:value-type="string">
            <text:p text:style-name="P81">Около</text:p>
          </table:table-cell>
        </table:table-row>
        <table:table-row>
          <table:table-cell table:style-name="Таблица8.A31" office:value-type="string">
            <text:p text:style-name="P66"><text:span text:style-name="Арабиййун"><text:span text:style-name="T142">حَوَالَىْ</text:span></text:span></text:p>
          </table:table-cell>
          <table:table-cell table:style-name="Таблица8.B31" office:value-type="string">
            <text:p text:style-name="P80">Раздельно</text:p>
          </table:table-cell>
          <table:table-cell table:style-name="Таблица8.C31" office:value-type="string">
            <text:p text:style-name="P81">Около, приблизительно</text:p>
          </table:table-cell>
        </table:table-row>
      </table:table>
      <text:p text:style-name="P20"/>
      <text:p text:style-name="P20"/>
      <text:p text:style-name="P2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3T11:36:41</dc:date>
    <dc:creator>Yerzhan </dc:creator>
    <meta:editing-duration>PT4H37M24S</meta:editing-duration>
    <meta:editing-cycles>55</meta:editing-cycles>
    <meta:generator>LibreOffice/3.6$Linux_X86_64 LibreOffice_project/360m1$Build-2</meta:generator>
    <meta:document-statistic meta:table-count="9" meta:image-count="0" meta:object-count="0" meta:page-count="13" meta:paragraph-count="392" meta:word-count="2736" meta:character-count="18700" meta:non-whitespace-character-count="16350"/>
  </office:meta>
</office:document-meta>
</file>